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9cm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</style:style>
    <style:style style:name="gr27" style:family="graphic" style:parent-style-name="standard">
      <style:graphic-properties draw:stroke="none" draw:fill="none" fo:min-height="0.764cm"/>
    </style:style>
    <style:style style:name="gr28" style:family="graphic" style:parent-style-name="standard">
      <style:graphic-properties draw:stroke="none" draw:fill="none" fo:min-height="4.119cm"/>
    </style:style>
    <style:style style:name="gr29" style:family="graphic" style:parent-style-name="standard">
      <style:graphic-properties draw:stroke="none" draw:fill="none" fo:min-height="1.635cm"/>
    </style:style>
    <style:style style:name="gr30" style:family="graphic" style:parent-style-name="standard">
      <style:graphic-properties draw:stroke="none" draw:fill="none" fo:min-height="1.526cm"/>
    </style:style>
    <style:style style:name="gr31" style:family="graphic" style:parent-style-name="standard">
      <style:graphic-properties draw:stroke="none" svg:stroke-width="0.254cm" svg:stroke-color="#000000" draw:marker-start="Arrow" draw:fill="none" draw:fill-color="#ffffff" draw:auto-grow-height="true" draw:auto-grow-width="false" fo:max-height="0cm" fo:min-height="1.54cm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width="0.254cm" svg:stroke-color="#000000" draw:marker-start="Arrow" draw:fill="none" draw:fill-color="#ffffff" draw:auto-grow-height="true" draw:auto-grow-width="false" fo:max-height="0cm" fo:min-height="1.44cm" fo:padding-top="0.252cm" fo:padding-bottom="0.252cm" fo:padding-left="0.377cm" fo:padding-right="0.377cm"/>
    </style:style>
    <style:style style:name="gr33" style:family="graphic" style:parent-style-name="standard">
      <style:graphic-properties draw:stroke="none" svg:stroke-width="0.254cm" svg:stroke-color="#000000" draw:marker-start="Arrow" draw:fill="none" draw:fill-color="#ffffff" draw:auto-grow-height="true" draw:auto-grow-width="false" fo:max-height="0cm" fo:min-height="1.512cm" fo:padding-top="0.252cm" fo:padding-bottom="0.252cm" fo:padding-left="0.377cm" fo:padding-right="0.377cm"/>
    </style:style>
    <style:style style:name="gr34" style:family="graphic" style:parent-style-name="standard">
      <style:graphic-properties draw:stroke="none" svg:stroke-width="0.254cm" svg:stroke-color="#000000" draw:marker-start="Arrow" draw:fill="none" draw:fill-color="#ffffff" draw:auto-grow-height="true" draw:auto-grow-width="false" fo:max-height="0cm" fo:min-height="0.871cm" fo:padding-top="0.252cm" fo:padding-bottom="0.252cm" fo:padding-left="0.377cm" fo:padding-right="0.377cm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3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fo:min-height="6.763cm"/>
    </style:style>
    <style:style style:name="gr39" style:family="graphic" style:parent-style-name="standard">
      <style:graphic-properties draw:stroke="solid" svg:stroke-width="0.051cm" draw:marker-start-width="0.381cm" draw:marker-end-width="0.381cm" draw:fill="none" fo:min-height="0.764cm" fo:padding-top="0.15cm" fo:padding-bottom="0.15cm" fo:padding-left="0.275cm" fo:padding-right="0.275cm"/>
    </style:style>
    <style:style style:name="gr40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3" style:family="graphic" style:parent-style-name="standard">
      <style:graphic-properties draw:stroke="none" draw:fill="none" fo:min-height="3.05cm"/>
    </style:style>
    <style:style style:name="gr44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none" draw:fill="none" fo:min-height="1.4cm"/>
    </style:style>
    <style:style style:name="gr47" style:family="graphic" style:parent-style-name="standard">
      <style:graphic-properties draw:stroke="none" draw:fill="none" fo:min-height="1.713cm"/>
    </style:style>
    <style:style style:name="gr48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none" draw:fill="none" fo:min-height="6.901cm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none" draw:fill="none" fo:min-height="4.30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05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</style:style>
    <style:style style:name="gr56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none" draw:fill="none" fo:min-height="5.636cm"/>
    </style:style>
    <style:style style:name="gr59" style:family="graphic" style:parent-style-name="standard">
      <style:graphic-properties draw:stroke="none" draw:fill="none" fo:min-height="2.109cm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none" draw:fill="none" fo:min-height="5.4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63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65" style:family="graphic" style:parent-style-name="standard">
      <style:graphic-properties draw:stroke="none" draw:fill="none" fo:min-height="2.706cm"/>
    </style:style>
    <style:style style:name="gr66" style:family="graphic" style:parent-style-name="standard">
      <style:graphic-properties draw:stroke="none" draw:fill="none" fo:min-height="2.082cm"/>
    </style:style>
    <style:style style:name="gr67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>
      <style:graphic-properties draw:stroke="none" draw:fill="none" fo:min-height="1.398cm"/>
    </style:style>
    <style:style style:name="gr69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971cm"/>
    </style:style>
    <style:style style:name="gr7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3.175cm"/>
    </style:style>
    <style:style style:name="gr71" style:family="graphic" style:parent-style-name="standard" style:list-style-name="L1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2.71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1.85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itle2-notes">
      <style:graphic-properties draw:stroke="none" draw:fill="none" draw:fill-color="#ffffff" draw:auto-grow-height="true" fo:min-height="11.432cm" draw:shadow="hidden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Title2-notes">
      <style:graphic-properties draw:fill-color="#ffffff" fo:min-height="11.181cm"/>
    </style:style>
    <style:style style:name="pr11" style:family="presentation" style:parent-style-name="Title2-outline1">
      <style:graphic-properties draw:stroke="none" draw:fill="none" fo:min-height="2.438cm"/>
    </style:style>
    <style:style style:name="pr12" style:family="presentation" style:parent-style-name="Title2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 style:punctuation-wrap="hanging" style:line-break="strict"/>
      <style:text-properties fo:font-family="FreeSerif" style:font-family-generic="roman" style:font-pitch="variable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FreeSerif" style:font-family-generic="roman" style:font-pitch="variabl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style:writing-mode="lr-tb" style:font-independent-line-spacing="true"/>
      <style:text-properties fo:font-family="FreeSerif" style:font-family-generic="roman" style:font-pitch="variable"/>
    </style:style>
    <style:style style:name="P8" style:family="paragraph">
      <style:paragraph-properties fo:margin-left="0cm" fo:margin-right="0cm" fo:margin-top="0.22cm" fo:margin-bottom="0cm" fo:line-height="90%" fo:text-indent="0cm" style:punctuation-wrap="hanging" style:line-break="strict"/>
      <style:text-properties fo:font-family="'Frank Ruehl CLM'" style:font-pitch="variable"/>
    </style:style>
    <style:style style:name="P9" style:family="paragraph">
      <style:text-properties fo:font-family="'Frank Ruehl CLM'" style:font-pitch="variable"/>
    </style:style>
    <style:style style:name="P10" style:family="paragraph">
      <style:paragraph-properties style:writing-mode="lr-tb" style:font-independent-line-spacing="true"/>
      <style:text-properties fo:font-family="'Frank Ruehl CLM'" style:font-pitch="variable"/>
    </style:style>
    <style:style style:name="P11" style:family="paragraph">
      <style:paragraph-properties fo:margin-left="0cm" fo:margin-right="0cm" fo:margin-top="0.22cm" fo:margin-bottom="0cm" fo:line-height="90%" fo:text-indent="0cm" style:punctuation-wrap="hanging" style:line-break="strict"/>
      <style:text-properties fo:font-family="FreeSerif" style:font-family-generic="roman" style:font-pitch="variable" fo:font-size="28pt" style:font-size-asian="28pt" style:font-size-complex="28pt"/>
    </style:style>
    <style:style style:name="P12" style:family="paragraph">
      <style:paragraph-properties style:writing-mode="lr-tb" style:font-independent-line-spacing="true"/>
      <style:text-properties fo:font-family="FreeSerif" style:font-family-generic="roman" style:font-pitch="variable" fo:font-size="28pt" style:font-size-asian="28pt" style:font-size-complex="2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2cm" fo:margin-bottom="0cm" fo:line-height="90%" fo:text-indent="0cm" style:punctuation-wrap="hanging" style:line-break="strict"/>
      <style:text-properties fo:font-family="FreeSerif" style:font-family-generic="roman" style:font-pitch="variable"/>
    </style:style>
    <style:style style:name="P16" style:family="paragraph">
      <style:text-properties fo:font-family="'Courier 10 Pitch'" style:font-pitch="fixed"/>
    </style:style>
    <style:style style:name="P17" style:family="paragraph">
      <style:text-properties fo:font-family="FreeSerif" style:font-family-generic="roman" style:font-pitch="variable" fo:font-size="22pt" style:font-size-asian="22pt" style:font-size-complex="22pt"/>
    </style:style>
    <style:style style:name="P18" style:family="paragraph">
      <style:paragraph-properties fo:margin-left="0cm" fo:margin-right="0cm" fo:margin-top="0.22cm" fo:margin-bottom="0cm" fo:line-height="90%" fo:text-indent="0cm" style:punctuation-wrap="hanging" style:line-break="strict"/>
      <style:text-properties fo:font-family="FreeSerif" style:font-family-generic="roman" style:font-pitch="variable" fo:font-size="25pt" style:font-size-asian="25pt" style:font-size-complex="25pt"/>
    </style:style>
    <style:style style:name="P19" style:family="paragraph">
      <style:paragraph-properties style:writing-mode="lr-tb" style:font-independent-line-spacing="true"/>
      <style:text-properties fo:font-family="FreeSerif" style:font-family-generic="roman" style:font-pitch="variable" fo:font-size="25pt" style:font-size-asian="25pt" style:font-size-complex="25pt"/>
    </style:style>
    <style:style style:name="P20" style:family="paragraph">
      <style:paragraph-properties fo:line-height="150%"/>
      <style:text-properties fo:font-family="'Courier 10 Pitch'" style:font-pitch="fixed" fo:font-size="18pt"/>
    </style:style>
    <style:style style:name="P21" style:family="paragraph">
      <style:text-properties fo:font-family="'Courier 10 Pitch'" style:font-pitch="fixed" fo:font-size="18pt"/>
    </style:style>
    <style:style style:name="P22" style:family="paragraph">
      <style:paragraph-properties fo:margin-left="0cm" fo:margin-right="0cm" fo:margin-top="0.22cm" fo:margin-bottom="0cm" fo:line-height="90%" fo:text-indent="0cm" style:punctuation-wrap="hanging" style:line-break="strict"/>
    </style:style>
    <style:style style:name="P23" style:family="paragraph">
      <style:text-properties fo:font-family="FreeSerif" style:font-family-generic="roman" style:font-pitch="variable" fo:font-size="25pt" style:font-size-asian="25pt" style:font-size-complex="25pt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text-properties fo:font-family="FreeSerif" style:font-family-generic="swiss" style:font-pitch="variable" fo:font-size="25pt" style:font-size-asian="25pt" style:font-size-complex="25pt"/>
    </style:style>
    <style:style style:name="P27" style:family="paragraph">
      <style:text-properties fo:font-family="'Courier 10 Pitch'" style:font-pitch="fixed" fo:font-size="16pt" style:font-size-asian="16pt" style:font-size-complex="16pt"/>
    </style:style>
    <style:style style:name="P28" style:family="paragraph">
      <style:text-properties fo:font-size="16pt"/>
    </style:style>
    <style:style style:name="P29" style:family="paragraph">
      <style:text-properties fo:font-family="'Courier 10 Pitch'" style:font-pitch="fixed" fo:font-size="16pt" style:font-size-asian="16pt" style:font-size-complex="16pt"/>
    </style:style>
    <style:style style:name="P30" style:family="paragraph">
      <style:text-properties fo:font-family="FreeSerif" style:font-family-generic="roman" style:font-pitch="variable" fo:font-size="20pt" style:font-size-asian="20pt" style:font-size-complex="20pt"/>
    </style:style>
    <style:style style:name="P31" style:family="paragraph">
      <style:paragraph-properties fo:margin-left="0cm" fo:margin-right="0cm" fo:margin-top="0.22cm" fo:margin-bottom="0cm" fo:line-height="90%" fo:text-indent="0cm" style:punctuation-wrap="hanging" style:line-break="strict"/>
      <style:text-properties fo:font-family="FreeSerif" style:font-family-generic="roman" style:font-pitch="variable" fo:font-size="22pt" style:font-size-asian="22pt" style:font-size-complex="22pt"/>
    </style:style>
    <style:style style:name="P32" style:family="paragraph">
      <style:paragraph-properties fo:margin-left="0cm" fo:margin-right="0cm" fo:margin-top="0.22cm" fo:margin-bottom="0cm" fo:line-height="150%" fo:text-indent="0cm" style:punctuation-wrap="hanging" style:line-break="strict">
        <style:tab-stops/>
      </style:paragraph-properties>
      <style:text-properties fo:font-family="FreeSerif" style:font-family-generic="roman" style:font-pitch="variable" fo:font-size="22pt" style:font-size-asian="22pt" style:font-size-complex="22pt"/>
    </style:style>
    <style:style style:name="P33" style:family="paragraph">
      <style:paragraph-properties fo:margin-left="0cm" fo:margin-right="0cm" fo:margin-top="0.22cm" fo:margin-bottom="0cm" fo:line-height="150%" fo:text-indent="0cm" style:punctuation-wrap="hanging" style:line-break="strict"/>
      <style:text-properties fo:font-family="FreeSerif" style:font-family-generic="roman" style:font-pitch="variable" fo:font-size="22pt" style:font-size-asian="22pt" style:font-size-complex="22pt"/>
    </style:style>
    <style:style style:name="P34" style:family="paragraph">
      <style:paragraph-properties fo:margin-left="0cm" fo:margin-right="0cm" fo:margin-top="0.22cm" fo:margin-bottom="0cm" fo:line-height="150%" fo:text-indent="0cm" style:punctuation-wrap="hanging" style:line-break="strict" style:writing-mode="lr-tb" style:font-independent-line-spacing="true"/>
      <style:text-properties fo:font-family="FreeSerif" style:font-family-generic="roman" style:font-pitch="variable" fo:font-size="22pt" style:font-size-asian="22pt" style:font-size-complex="22pt"/>
    </style:style>
    <style:style style:name="P35" style:family="paragraph">
      <style:paragraph-properties fo:line-height="150%"/>
      <style:text-properties fo:font-size="16pt"/>
    </style:style>
    <style:style style:name="P36" style:family="paragraph">
      <style:paragraph-properties fo:line-height="150%"/>
      <style:text-properties fo:font-family="'Courier 10 Pitch'" style:font-pitch="fixed" fo:font-size="16pt" style:font-size-asian="16pt" style:font-size-complex="16pt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38" style:family="paragraph">
      <style:paragraph-properties fo:line-height="150%"/>
      <style:text-properties fo:font-family="FreeSerif" style:font-family-generic="swiss" style:font-pitch="variable" fo:font-size="22pt" style:font-size-asian="22pt" style:font-size-complex="22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text-properties fo:font-family="FreeSerif" style:font-family-generic="swiss" style:font-pitch="variable" fo:font-size="24pt" style:font-size-asian="24pt" style:font-size-complex="24pt"/>
    </style:style>
    <style:style style:name="P41" style:family="paragraph">
      <style:paragraph-properties fo:line-height="100%"/>
      <style:text-properties fo:font-family="FreeSerif" style:font-family-generic="swiss" style:font-pitch="variable" fo:font-size="22pt" style:font-size-asian="22pt" style:font-size-complex="22pt"/>
    </style:style>
    <style:style style:name="P42" style:family="paragraph">
      <style:paragraph-properties fo:margin-left="0cm" fo:margin-right="0cm" fo:text-indent="0cm" style:punctuation-wrap="hanging" style:line-break="strict"/>
      <style:text-properties fo:font-family="FreeSerif" style:font-family-generic="swiss" style:font-pitch="variable"/>
    </style:style>
    <style:style style:name="P43" style:family="paragraph">
      <style:paragraph-properties style:writing-mode="lr-tb" style:font-independent-line-spacing="true"/>
      <style:text-properties fo:font-family="FreeSerif" style:font-family-generic="swiss" style:font-pitch="variable"/>
    </style:style>
    <style:style style:name="P44" style:family="paragraph">
      <style:paragraph-properties fo:line-height="100%"/>
      <style:text-properties fo:font-family="FreeSerif" style:font-family-generic="swiss" style:font-pitch="variable" fo:font-size="22pt" style:font-size-asian="22pt" style:font-size-complex="22pt"/>
    </style:style>
    <style:style style:name="P45" style:family="paragraph">
      <style:paragraph-properties fo:line-height="150%"/>
      <style:text-properties fo:font-family="FreeSerif" style:font-family-generic="swiss" style:font-pitch="variable" fo:font-size="25pt" style:font-size-asian="25pt" style:font-size-complex="25pt"/>
    </style:style>
    <style:style style:name="P46" style:family="paragraph">
      <style:paragraph-properties fo:line-height="150%"/>
    </style:style>
    <style:style style:name="P47" style:family="paragraph">
      <style:text-properties fo:font-family="FreeSerif" style:font-family-generic="swiss" style:font-pitch="variable" fo:font-size="22pt" style:font-size-asian="22pt" style:font-size-complex="22pt"/>
    </style:style>
    <style:style style:name="P48" style:family="paragraph">
      <style:paragraph-properties fo:line-height="150%"/>
      <style:text-properties fo:font-family="FreeSerif" style:font-family-generic="swiss" style:font-pitch="variable" fo:font-size="20pt" style:font-size-asian="20pt" style:font-size-complex="20pt"/>
    </style:style>
    <style:style style:name="P49" style:family="paragraph">
      <style:text-properties fo:font-size="20pt"/>
    </style:style>
    <style:style style:name="P50" style:family="paragraph">
      <style:paragraph-properties fo:margin-top="0cm" fo:margin-bottom="0.254cm" fo:line-height="100%"/>
      <style:text-properties fo:font-family="FreeSerif" style:font-family-generic="swiss" style:font-pitch="variable" fo:font-size="22pt" style:font-size-asian="22pt" style:font-size-complex="22pt"/>
    </style:style>
    <style:style style:name="P51" style:family="paragraph">
      <style:paragraph-properties fo:margin-top="0.254cm" fo:margin-bottom="0.254cm" fo:line-height="100%" fo:text-align="center"/>
      <style:text-properties fo:font-family="FreeSerif" style:font-family-generic="swiss" style:font-pitch="variable" fo:font-size="22pt" style:font-size-asian="22pt" style:font-size-complex="22pt"/>
    </style:style>
    <style:style style:name="P52" style:family="paragraph">
      <style:paragraph-properties fo:line-height="100%" fo:text-align="start"/>
      <style:text-properties fo:font-family="FreeSerif" style:font-family-generic="swiss" style:font-pitch="variable" fo:font-size="22pt" style:font-size-asian="22pt" style:font-size-complex="22pt"/>
    </style:style>
    <style:style style:name="P53" style:family="paragraph">
      <style:paragraph-properties fo:line-height="150%" fo:text-align="start"/>
      <style:text-properties fo:font-family="FreeSerif" style:font-family-generic="swiss" style:font-pitch="variable" fo:font-size="22pt" style:font-size-asian="22pt" style:font-size-complex="22pt"/>
    </style:style>
    <style:style style:name="P54" style:family="paragraph">
      <style:paragraph-properties fo:line-height="150%" fo:text-align="center"/>
      <style:text-properties fo:font-family="FreeSerif" style:font-family-generic="swiss" style:font-pitch="variable" fo:font-size="22pt" style:font-size-asian="22pt" style:font-size-complex="22pt"/>
    </style:style>
    <style:style style:name="P55" style:family="paragraph">
      <style:paragraph-properties fo:margin-left="0cm" fo:margin-right="0cm" fo:line-height="150%" fo:text-indent="0cm" style:punctuation-wrap="hanging" style:line-break="strict"/>
      <style:text-properties fo:font-family="FreeSerif" style:font-family-generic="swiss" style:font-pitch="variable"/>
    </style:style>
    <style:style style:name="P56" style:family="paragraph">
      <style:paragraph-properties fo:line-height="150%" style:writing-mode="lr-tb" style:font-independent-line-spacing="true"/>
      <style:text-properties fo:font-family="FreeSerif" style:font-family-generic="swiss" style:font-pitch="variable"/>
    </style:style>
    <style:style style:name="P57" style:family="paragraph">
      <style:paragraph-properties fo:line-height="150%" fo:text-align="start"/>
      <style:text-properties fo:font-family="FreeSerif" style:font-family-generic="swiss" style:font-pitch="variable" fo:font-size="22pt" style:font-size-asian="22pt" style:font-size-complex="22pt"/>
    </style:style>
    <style:style style:name="P58" style:family="paragraph">
      <style:paragraph-properties fo:line-height="150%" fo:text-align="center"/>
      <style:text-properties fo:font-family="FreeSerif" style:font-family-generic="swiss" style:font-pitch="variable" fo:font-size="22pt" style:font-size-asian="22pt" style:font-size-complex="22pt"/>
    </style:style>
    <style:style style:name="P59" style:family="paragraph">
      <style:paragraph-properties fo:line-height="150%"/>
      <style:text-properties fo:font-size="20pt"/>
    </style:style>
    <style:style style:name="P60" style:family="paragraph">
      <style:paragraph-properties fo:line-height="150%"/>
      <style:text-properties fo:font-size="20pt" style:font-size-asian="20pt" style:font-size-complex="20pt"/>
    </style:style>
    <style:style style:name="P61" style:family="paragraph">
      <style:paragraph-properties fo:line-height="150%"/>
      <style:text-properties fo:font-family="FreeSerif" style:font-family-generic="swiss" style:font-pitch="variable"/>
    </style:style>
    <style:style style:name="P62" style:family="paragraph">
      <style:text-properties fo:font-family="FreeSerif" style:font-family-generic="swiss" style:font-pitch="variable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3" style:family="text">
      <style:text-properties fo:color="#f07f09" fo:font-family="FreeSerif" style:font-family-generic="roman" style:font-pitch="variable" fo:font-size="42pt" fo:language="en" fo:country="US" style:font-size-asian="42pt" style:font-size-complex="42pt"/>
    </style:style>
    <style:style style:name="T4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family="FreeSerif" style:font-family-generic="roman" style:font-pitch="variable" fo:language="en" fo:country="US"/>
    </style:style>
    <style:style style:name="T6" style:family="text">
      <style:text-properties fo:color="#000000" fo:font-family="FreeSerif" style:font-family-generic="roman" style:font-pitch="variable" fo:font-size="25pt" fo:language="en" fo:country="US" style:font-size-asian="25pt" style:font-size-complex="25pt"/>
    </style:style>
    <style:style style:name="T7" style:family="text">
      <style:text-properties fo:font-family="FreeSerif" style:font-family-generic="roman" style:font-pitch="variable" fo:font-size="22pt" style:font-size-asian="22pt" style:font-size-complex="22pt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fo:font-size="25pt" fo:language="en" fo:country="US" style:font-size-asian="25pt" style:font-size-complex="25pt"/>
    </style:style>
    <style:style style:name="T11" style:family="text">
      <style:text-properties fo:font-family="'Courier 10 Pitch'" style:font-pitch="fixed"/>
    </style:style>
    <style:style style:name="T12" style:family="text">
      <style:text-properties style:text-position="super 58%" fo:font-family="FreeSerif" style:font-family-generic="roman" style:font-pitch="variable" fo:font-size="22pt" style:font-size-asian="22pt" style:font-size-complex="22pt"/>
    </style:style>
    <style:style style:name="T13" style:family="text">
      <style:text-properties fo:font-family="FreeSerif" style:font-family-generic="roman" style:font-pitch="variable" fo:font-size="26pt" fo:language="en" fo:country="US" style:font-size-asian="26pt" style:font-size-complex="26pt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font-family="FreeSerif" style:font-family-generic="swiss" style:font-pitch="variable" fo:font-size="25pt" style:font-size-asian="25pt" style:font-size-complex="25pt"/>
    </style:style>
    <style:style style:name="T17" style:family="text">
      <style:text-properties fo:color="#000000" fo:font-family="FreeSerif" style:font-family-generic="roman" style:font-pitch="variable" fo:font-size="22pt" fo:language="en" fo:country="US" style:font-size-asian="22pt" style:font-size-complex="22pt"/>
    </style:style>
    <style:style style:name="T18" style:family="text">
      <style:text-properties fo:font-family="'Courier 10 Pitch'" style:font-pitch="fixed"/>
    </style:style>
    <style:style style:name="T19" style:family="text">
      <style:text-properties fo:font-family="FreeSerif" style:font-family-generic="roman" style:font-pitch="variable" fo:font-size="25pt" style:font-size-asian="25pt" style:font-size-complex="25pt"/>
    </style:style>
    <style:style style:name="T20" style:family="text">
      <style:text-properties fo:font-family="FreeSerif" style:font-family-generic="roman" style:font-pitch="variable" fo:font-size="18pt" style:font-size-asian="18pt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family="'Courier 10 Pitch'" style:font-pitch="fixed"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family="'Courier 10 Pitch'" style:font-pitch="fixed" fo:font-size="16pt" style:font-size-asian="16pt" style:font-size-complex="16pt"/>
    </style:style>
    <style:style style:name="T25" style:family="text">
      <style:text-properties fo:font-family="FreeSerif" style:font-family-generic="roman" style:font-pitch="variable" fo:font-size="20pt" style:font-size-asian="20pt" style:font-size-complex="20pt"/>
    </style:style>
    <style:style style:name="T26" style:family="text">
      <style:text-properties fo:font-family="FreeSerif" style:font-family-generic="swiss" style:font-pitch="variable" fo:font-size="22pt" style:font-size-asian="22pt" style:font-size-complex="22pt"/>
    </style:style>
    <style:style style:name="T27" style:family="text">
      <style:text-properties fo:font-family="FreeSerif" style:font-family-generic="swiss" style:font-pitch="variable" fo:font-size="26pt" style:font-size-asian="26pt" style:font-size-complex="26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family="FreeSerif" style:font-family-generic="swiss" style:font-pitch="variable" fo:font-size="24pt" style:font-size-asian="24pt" style:font-size-complex="24pt"/>
    </style:style>
    <style:style style:name="T30" style:family="text">
      <style:text-properties fo:font-family="FreeSerif" style:font-family-generic="swiss" style:font-pitch="variable" fo:font-size="33pt" fo:language="en" fo:country="US" style:font-size-asian="33pt" style:font-size-complex="33pt"/>
    </style:style>
    <style:style style:name="T31" style:family="text">
      <style:text-properties fo:font-family="FreeSerif" style:font-family-generic="swiss" style:font-pitch="variable" fo:language="en" fo:country="US"/>
    </style:style>
    <style:style style:name="T32" style:family="text">
      <style:text-properties fo:font-family="FreeSerif" style:font-family-generic="swiss" style:font-pitch="variable" fo:font-size="26pt" fo:language="en" fo:country="US" style:font-size-asian="26pt" style:font-size-complex="26pt"/>
    </style:style>
    <style:style style:name="T33" style:family="text">
      <style:text-properties fo:font-family="FreeSerif" style:font-family-generic="swiss" style:font-pitch="variable" fo:font-size="20pt" style:font-size-asian="20pt" style:font-size-complex="20pt"/>
    </style:style>
    <style:style style:name="T34" style:family="text">
      <style:text-properties fo:font-family="FreeSerif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5" style:family="text">
      <style:text-properties fo:font-family="FreeSerif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36" style:family="text">
      <style:text-properties style:text-position="super 58%" fo:font-family="FreeSerif" style:font-family-generic="swiss" style:font-pitch="variable" fo:font-size="22pt" style:font-size-asian="22pt" style:font-size-complex="22pt"/>
    </style:style>
    <style:style style:name="T37" style:family="text">
      <style:text-properties fo:font-family="'Courier 10 Pitch'" style:font-pitch="fixed" fo:font-size="16pt" style:font-size-asian="16pt" style:font-size-complex="16pt"/>
    </style:style>
    <style:style style:name="T38" style:family="text">
      <style:text-properties fo:font-family="FreeSerif" style:font-family-generic="swiss" style:font-pitch="variable" fo:font-size="20pt" style:font-size-asian="20pt" style:font-size-complex="20pt"/>
    </style:style>
    <style:style style:name="T39" style:family="text">
      <style:text-properties style:text-position="super 58%" fo:font-family="FreeSerif" style:font-family-generic="swiss" style:font-pitch="variable" fo:font-size="25pt" style:font-size-asian="25pt" style:font-size-complex="25pt"/>
    </style:style>
    <style:style style:name="T40" style:family="text">
      <style:text-properties fo:font-family="FreeSerif" style:font-family-generic="roman" style:font-pitch="variable" fo:font-size="25pt" fo:text-shadow="none" fo:font-weight="bold" style:font-size-asian="25pt" style:font-weight-asian="bold" style:font-size-complex="25pt" style:font-weight-complex="bold"/>
    </style:style>
    <style:style style:name="T41" style:family="text">
      <style:text-properties style:text-position="super 58%" fo:font-family="FreeSerif" style:font-family-generic="roman" style:font-pitch="variable" fo:font-size="25pt" style:font-size-asian="25pt" style:font-size-complex="25pt"/>
    </style:style>
    <style:style style:name="T42" style:family="text">
      <style:text-properties fo:font-family="FreeSerif" style:font-family-generic="swiss" style:font-pitch="variable" fo:font-size="22pt" style:font-size-asian="22pt" style:font-size-complex="22pt"/>
    </style:style>
    <style:style style:name="T43" style:family="text">
      <style:text-properties fo:font-family="Arial" style:font-family-generic="swiss" fo:font-size="20pt" style:font-size-asian="20pt" style:font-size-complex="20pt"/>
    </style:style>
    <style:style style:name="T44" style:family="text">
      <style:text-properties fo:color="#000000" fo:font-family="FreeSerif" style:font-family-generic="swiss" style:font-pitch="variable" fo:font-size="25pt" fo:language="en" fo:country="US" style:font-size-asian="25pt" style:font-size-complex="25pt"/>
    </style:style>
    <text:list-style style:name="L1">
      <text:list-level-style-bullet text:level="1" text:bullet-char="">
        <style:list-level-properties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2" text:bullet-char="">
        <style:list-level-properties text:space-before="0.762cm"/>
        <style:text-properties fo:font-family="Wingdings" style:font-pitch="variable" style:font-charset="x-symbol" fo:color="#9f2936" fo:font-size="70%"/>
      </text:list-level-style-bullet>
      <text:list-level-style-bullet text:level="3" text:bullet-char="">
        <style:list-level-properties text:space-before="1.649cm"/>
        <style:text-properties fo:font-family="'Wingdings 2'" style:font-family-generic="roman" style:font-pitch="variable" style:font-charset="x-symbol" fo:color="#1b587c" fo:font-size="75%"/>
      </text:list-level-style-bullet>
      <text:list-level-style-bullet text:level="4" text:bullet-char="">
        <style:list-level-properties text:space-before="2.412cm"/>
        <style:text-properties fo:font-family="Wingdings" style:font-pitch="variable" style:font-charset="x-symbol" fo:color="#4e8542" fo:font-size="70%"/>
      </text:list-level-style-bullet>
      <text:list-level-style-bullet text:level="5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  <text:list-level-style-bullet text:level="6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  <text:list-level-style-bullet text:level="7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  <text:list-level-style-bullet text:level="8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  <text:list-level-style-bullet text:level="9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  <text:list-level-style-bullet text:level="10" text:bullet-char="•">
        <style:list-level-properties text:space-before="3.175cm"/>
        <style:text-properties fo:font-family="Georgia" style:font-family-generic="roman" style:font-pitch="variable" fo:color="#604878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Georgia" style:font-family-generic="roman" style:font-pitch="variable" fo:color="#164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58cm"/>
        <style:text-properties fo:font-family="Arial" style:font-family-generic="swiss" style:font-pitch="variable" fo:color="#f07f09" fo:font-size="85%"/>
      </text:list-level-style-bullet>
      <text:list-level-style-bullet text:level="2" text:bullet-char="">
        <style:list-level-properties text:space-before="0.762cm" text:min-label-width="0.759cm"/>
        <style:text-properties fo:font-family="Wingdings" style:font-pitch="variable" style:font-charset="x-symbol" fo:color="#000000" fo:font-size="70%"/>
      </text:list-level-style-bullet>
      <text:list-level-style-bullet text:level="3" text:bullet-char="">
        <style:list-level-properties text:space-before="1.649cm" text:min-label-width="0.635cm"/>
        <style:text-properties fo:font-family="'Wingdings 2'" style:font-family-generic="roman" style:font-pitch="variable" style:font-charset="x-symbol" fo:color="#1b587c" fo:font-size="75%"/>
      </text:list-level-style-bullet>
      <text:list-level-style-bullet text:level="4" text:bullet-char="">
        <style:list-level-properties text:space-before="2.412cm" text:min-label-width="0.635cm"/>
        <style:text-properties fo:font-family="Wingdings" style:font-pitch="variable" style:font-charset="x-symbol" fo:color="#4e8542" fo:font-size="70%"/>
      </text:list-level-style-bullet>
      <text:list-level-style-bullet text:level="5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6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7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8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9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10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2" text:bullet-char="">
        <style:list-level-properties text:space-before="0.762cm" text:min-label-width="0.759cm"/>
        <style:text-properties fo:font-family="Wingdings" style:font-pitch="variable" style:font-charset="x-symbol" fo:color="#9f2936" fo:font-size="70%"/>
      </text:list-level-style-bullet>
      <text:list-level-style-bullet text:level="3" text:bullet-char="">
        <style:list-level-properties text:space-before="1.649cm" text:min-label-width="0.635cm"/>
        <style:text-properties fo:font-family="'Wingdings 2'" style:font-family-generic="roman" style:font-pitch="variable" style:font-charset="x-symbol" fo:color="#1b587c" fo:font-size="75%"/>
      </text:list-level-style-bullet>
      <text:list-level-style-bullet text:level="4" text:bullet-char="">
        <style:list-level-properties text:space-before="2.412cm" text:min-label-width="0.635cm"/>
        <style:text-properties fo:font-family="Wingdings" style:font-pitch="variable" style:font-charset="x-symbol" fo:color="#4e8542" fo:font-size="70%"/>
      </text:list-level-style-bullet>
      <text:list-level-style-bullet text:level="5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6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7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8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9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  <text:list-level-style-bullet text:level="10" text:bullet-char="•">
        <style:list-level-properties text:space-before="3.175cm" text:min-label-width="0.635cm"/>
        <style:text-properties fo:font-family="Georgia" style:font-family-generic="roman" style:font-pitch="variable" fo:color="#604878" fo:font-size="100%"/>
      </text:list-level-style-bullet>
    </text:list-style>
    <text:list-style style:name="L7">
      <text:list-level-style-bullet text:level="1" text:bullet-char="●">
        <style:list-level-properties text:min-label-width="0.758cm"/>
        <style:text-properties fo:font-family="StarSymbol" style:font-charset="x-symbol" fo:color="#f07f09" fo:font-size="45%"/>
      </text:list-level-style-bullet>
      <text:list-level-style-bullet text:level="2" text:bullet-char="●">
        <style:list-level-properties text:space-before="0.762cm" text:min-label-width="0.75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49cm" text:min-label-width="0.635cm"/>
        <style:text-properties fo:font-family="StarSymbol" style:font-charset="x-symbol" fo:color="#1b587c" fo:font-size="45%"/>
      </text:list-level-style-bullet>
      <text:list-level-style-bullet text:level="4" text:bullet-char="●">
        <style:list-level-properties text:space-before="2.412cm" text:min-label-width="0.635cm"/>
        <style:text-properties fo:font-family="StarSymbol" style:font-charset="x-symbol" fo:color="#4e8542" fo:font-size="45%"/>
      </text:list-level-style-bullet>
      <text:list-level-style-bullet text:level="5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  <text:list-level-style-bullet text:level="6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  <text:list-level-style-bullet text:level="7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  <text:list-level-style-bullet text:level="8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  <text:list-level-style-bullet text:level="9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  <text:list-level-style-bullet text:level="10" text:bullet-char="●">
        <style:list-level-properties text:space-before="3.175cm" text:min-label-width="0.635cm"/>
        <style:text-properties fo:font-family="StarSymbol" style:font-charset="x-symbol" fo:color="#604878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ff9966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9966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9966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9966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9966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9966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9966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9966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9966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ff9966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0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TLAB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7.78cm" svg:height="4.87cm" svg:x="3.85cm" svg:y="9.043cm">
          <draw:text-box>
            <text:p text:style-name="P1"><text:span text:style-name="T1">Basics of</text:span></text:p>
            <text:p text:style-name="P1"><text:span text:style-name="T2">Indexing and Threading</text:span></text:p>
          </draw:text-box>
        </draw:frame>
        <draw:frame presentation:style-name="pr2" draw:text-style-name="P4" draw:layer="layout" svg:width="21.59cm" svg:height="2.964cm" svg:x="1.88cm" svg:y="1.586cm" presentation:class="title" presentation:user-transformed="true">
          <draw:text-box>
            <text:p text:style-name="P3"><text:span text:style-name="T3">PDL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" draw:text-style-name="P5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Outline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3.707cm" svg:height="2.109cm" svg:x="0.837cm" svg:y="0.634cm" presentation:class="title" presentation:user-transformed="true">
          <draw:text-box>
            <text:p text:style-name="P3"><text:span text:style-name="T5">Outline</text:span></text:p>
          </draw:text-box>
        </draw:frame>
        <draw:frame presentation:style-name="pr5" draw:text-style-name="P5" draw:layer="layout" svg:width="23.623cm" svg:height="12.7cm" svg:x="0.837cm" svg:y="4.242cm" presentation:class="outline" presentation:placeholder="true" presentation:user-transformed="true">
          <draw:text-box/>
        </draw:frame>
        <draw:frame presentation:style-name="pr6" draw:text-style-name="P10" draw:layer="layout" svg:width="24.13cm" svg:height="10.123cm" svg:x="1.081cm" svg:y="3.943cm" presentation:class="outline" presentation:user-transformed="true">
          <draw:text-box>
            <text:list text:style-name="L4">
              <text:list-item>
                <text:p text:style-name="P8"><text:span text:style-name="T6">Motivation</text:span></text:p>
              </text:list-item>
              <text:list-item>
                <text:p text:style-name="P8"><text:span text:style-name="T6">Indexing</text:span></text:p>
                <text:list>
                  <text:list-item>
                    <text:p text:style-name="P9"><text:span text:style-name="T6">Dimension manipulation</text:span></text:p>
                  </text:list-item>
                  <text:list-item>
                    <text:p text:style-name="P9"><text:span text:style-name="T6">Slicing</text:span></text:p>
                  </text:list-item>
                  <text:list-item>
                    <text:p text:style-name="P9"><text:span text:style-name="T6">Parent and child relation</text:span></text:p>
                  </text:list-item>
                </text:list>
              </text:list-item>
              <text:list-item>
                <text:p text:style-name="P8"><text:span text:style-name="T6">Threading</text:span></text:p>
                <text:list>
                  <text:list-item>
                    <text:p text:style-name="P9"><text:span text:style-name="T6">Function's signature</text:span></text:p>
                  </text:list-item>
                  <text:list-item>
                    <text:p text:style-name="P9"><text:span text:style-name="T6">The core and extra dimensions</text:span></text:p>
                  </text:list-item>
                </text:list>
              </text:list-item>
            </text:list>
          </draw:text-box>
        </draw:frame>
        <draw:frame draw:style-name="gr3" draw:layer="layout" svg:width="19.191cm" svg:height="2.756cm" svg:x="1.571cm" svg:y="14.393cm">
          <draw:text-box>
            <text:p><text:span text:style-name="T7">References:</text:span></text:p>
            <text:p>1. <text:a xlink:href="http://pdl.sourceforge.net/PDLdocs/Indexing.html">http://pdl.sourceforge.net/PDLdocs/Indexing.html</text:a></text:p>
            <text:p>2. <text:a xlink:href="http://www.johnlapeyre.com/pdl/pdldoc/newbook/node5.html">http://www.johnlapeyre.com/pdl/pdldoc/newbook/node5.html</text:a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  <draw:custom-shape draw:name="Slide Number Placeholder 3" draw:style-name="gr2" draw:text-style-name="P5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3.707cm" svg:height="2.109cm" svg:x="0.837cm" svg:y="0.634cm" presentation:class="title" presentation:user-transformed="true">
          <draw:text-box>
            <text:p text:style-name="P3"><text:span text:style-name="T5">Motivation</text:span></text:p>
          </draw:text-box>
        </draw:frame>
        <draw:frame presentation:style-name="pr6" draw:text-style-name="P12" draw:layer="layout" svg:width="24.13cm" svg:height="12.572cm" svg:x="0.562cm" svg:y="4.564cm" presentation:class="outline" presentation:user-transformed="true">
          <draw:text-box>
            <text:list text:style-name="L4">
              <text:list-header>
                <text:p text:style-name="P11"><text:span text:style-name="T8">Optimized manipulation of multi-dimensional data structures.</text:span></text:p>
                <text:p text:style-name="P11"><text:span text:style-name="T9"/></text:p>
                <text:p text:style-name="P11"><text:span text:style-name="T8">This is achieved by automated looping over dimensions (called threading)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7" draw:text-style-name="P13" draw:layer="layout" svg:width="15.24cm" svg:height="11.432cm" svg:x="1.905cm" svg:y="12.065cm" presentation:class="notes" presentation:placeholder="true">
            <draw:text-box/>
          </draw:frame>
          <draw:custom-shape draw:name="Slide Number Placeholder 3" draw:style-name="gr4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2" presentation:use-date-time-name="dtd1">
        <office:forms form:automatic-focus="false" form:apply-design-mode="false"/>
        <draw:frame presentation:style-name="pr6" draw:text-style-name="P7" draw:layer="layout" svg:width="24.309cm" svg:height="2.526cm" svg:x="0.209cm" svg:y="4.388cm" presentation:class="outline" presentation:user-transformed="true">
          <draw:text-box>
            <text:list text:style-name="L4">
              <text:list-header>
                <text:p text:style-name="P15"><text:span text:style-name="T10">Indexing allows a very flexible access to the data of a piddle.</text:span></text:p>
                <text:p text:style-name="P15"><text:span text:style-name="T10">First we need to know how to track and manipulate dimensions.</text:span></text:p>
              </text:list-header>
            </text:list>
          </draw:text-box>
        </draw:frame>
        <draw:frame draw:style-name="gr3" draw:text-style-name="P16" draw:layer="layout" svg:width="12.277cm" svg:height="8.633cm" svg:x="1.093cm" svg:y="7.937cm">
          <draw:text-box>
            <text:p text:style-name="P16"><text:span text:style-name="T11">perldl&gt; p $a = sequence(5,2);</text:span></text:p>
            <text:p text:style-name="P16"><text:span text:style-name="T11"><text:s/></text:span><text:span text:style-name="T11">[0 1 2 3 4]</text:span></text:p>
            <text:p text:style-name="P16"><text:span text:style-name="T11"><text:s/></text:span><text:span text:style-name="T11">[5 6 7 8 9]</text:span></text:p>
            <text:p text:style-name="P16"><text:span text:style-name="T11">perldl&gt; p $a-&gt;dims;</text:span></text:p>
            <text:p text:style-name="P16"><text:span text:style-name="T11">5 2</text:span></text:p>
            <text:p text:style-name="P16"><text:span text:style-name="T11">perldl&gt; p $a-&gt;ndims;</text:span></text:p>
            <text:p text:style-name="P16"><text:span text:style-name="T11">2</text:span></text:p>
            <text:p text:style-name="P16"><text:span text:style-name="T11">perldl&gt; p $a-&gt;dim(0);</text:span></text:p>
            <text:p text:style-name="P16"><text:span text:style-name="T11">5</text:span></text:p>
            <text:p text:style-name="P16"><text:span text:style-name="T11">perldl&gt; p $a-&gt;nelem;</text:span></text:p>
            <text:p text:style-name="P16"><text:span text:style-name="T11">10</text:span></text:p>
          </draw:text-box>
        </draw:frame>
        <draw:line draw:style-name="gr5" draw:id="id1" draw:layer="layout" svg:x1="14.64cm" svg:y1="8.643cm" svg:x2="12.524cm" svg:y2="8.643cm">
          <text:p/>
        </draw:line>
        <draw:frame draw:style-name="gr6" draw:text-style-name="P17" draw:id="id2" draw:layer="layout" svg:width="10.407cm" svg:height="1.182cm" svg:x="14.605cm" svg:y="7.938cm">
          <draw:text-box>
            <text:p text:style-name="P17"><text:span text:style-name="T7">Note – first columns then rows</text:span></text:p>
          </draw:text-box>
        </draw:frame>
        <draw:frame draw:style-name="gr7" draw:text-style-name="P17" draw:id="id3" draw:layer="layout" svg:width="6.949cm" svg:height="1.305cm" svg:x="11.572cm" svg:y="10.089cm">
          <draw:text-box>
            <text:p text:style-name="P17"><text:span text:style-name="T7">dimension sizes</text:span></text:p>
          </draw:text-box>
        </draw:frame>
        <draw:frame draw:style-name="gr8" draw:text-style-name="P17" draw:id="id5" draw:layer="layout" svg:width="8.677cm" svg:height="1.261cm" svg:x="11.855cm" svg:y="11.817cm">
          <draw:text-box>
            <text:p text:style-name="P17"><text:span text:style-name="T7">number of dimensions</text:span></text:p>
          </draw:text-box>
        </draw:frame>
        <draw:line draw:style-name="gr5" draw:id="id6" draw:layer="layout" svg:x1="11.924cm" svg:y1="12.382cm" svg:x2="9.066cm" svg:y2="12.418cm">
          <text:p/>
        </draw:line>
        <draw:line draw:style-name="gr5" draw:id="id4" draw:layer="layout" svg:x1="11.607cm" svg:y1="10.794cm" svg:x2="8.749cm" svg:y2="10.83cm">
          <text:p/>
        </draw:line>
        <draw:line draw:style-name="gr5" draw:id="id7" draw:layer="layout" svg:x1="12.384cm" svg:y1="13.935cm" svg:x2="9.526cm" svg:y2="13.971cm">
          <text:p/>
        </draw:line>
        <draw:frame draw:style-name="gr8" draw:text-style-name="P17" draw:id="id8" draw:layer="layout" svg:width="9.557cm" svg:height="1.261cm" svg:x="12.421cm" svg:y="13.371cm">
          <draw:text-box>
            <text:p text:style-name="P17"><text:span text:style-name="T7">size of the 0</text:span><text:span text:style-name="T12">th</text:span><text:span text:style-name="T7"> dimensions</text:span></text:p>
          </draw:text-box>
        </draw:frame>
        <draw:line draw:style-name="gr5" draw:id="id9" draw:layer="layout" svg:x1="11.96cm" svg:y1="15.417cm" svg:x2="9.102cm" svg:y2="15.453cm">
          <text:p/>
        </draw:line>
        <draw:frame draw:style-name="gr8" draw:text-style-name="P17" draw:id="id10" draw:layer="layout" svg:width="7.089cm" svg:height="1.261cm" svg:x="11.998cm" svg:y="14.817cm">
          <draw:text-box>
            <text:p text:style-name="P17"><text:span text:style-name="T7">number of elements</text:span></text:p>
          </draw:text-box>
        </draw:frame>
        <draw:frame presentation:style-name="pr4" draw:text-style-name="P7" draw:layer="layout" svg:width="23.707cm" svg:height="2.751cm" svg:x="1.015cm" svg:y="0.297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Dimension Manipul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7cm" svg:height="9.525cm" svg:x="3.175cm" svg:y="1.905cm" draw:page-number="4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" presentation:use-date-time-name="dtd1">
        <office:forms form:automatic-focus="false" form:apply-design-mode="false"/>
        <draw:frame presentation:style-name="pr6" draw:text-style-name="P19" draw:layer="layout" svg:width="24.309cm" svg:height="1.292cm" svg:x="0cm" svg:y="4.07cm" presentation:class="outline" presentation:user-transformed="true">
          <draw:text-box>
            <text:list text:style-name="L4">
              <text:list-header>
                <text:p text:style-name="P18"><text:span text:style-name="T6">Now let's do some shuffling...</text:span></text:p>
              </text:list-header>
            </text:list>
          </draw:text-box>
        </draw:frame>
        <draw:frame draw:style-name="gr10" draw:text-style-name="P20" draw:layer="layout" svg:width="9.137cm" svg:height="6.456cm" svg:x="1.128cm" svg:y="4.94cm">
          <draw:text-box>
            <text:p><text:span text:style-name="T14">perldl&gt; p $a;</text:span></text:p>
            <text:p><text:span text:style-name="T14"><text:s/></text:span><text:span text:style-name="T14">[0 1 2 3 4]</text:span></text:p>
            <text:p><text:span text:style-name="T14"><text:s/></text:span><text:span text:style-name="T14">[5 6 7 8 9]</text:span></text:p>
            <text:p><text:span text:style-name="T14">perldl&gt; p $a-&gt;xchg(0,1);</text:span></text:p>
            <text:p><text:span text:style-name="T14"><text:s/></text:span><text:span text:style-name="T14">[0 5]</text:span></text:p>
            <text:p><text:span text:style-name="T14"><text:s/></text:span><text:span text:style-name="T14">[1 6]</text:span></text:p>
            <text:p><text:span text:style-name="T14"><text:s/></text:span><text:span text:style-name="T14">[2 7]</text:span></text:p>
            <text:p><text:span text:style-name="T14"><text:s/></text:span><text:span text:style-name="T14">[3 8]</text:span></text:p>
            <text:p><text:span text:style-name="T14"><text:s/></text:span><text:span text:style-name="T14">[4 9]</text:span></text:p>
          </draw:text-box>
        </draw:frame>
        <draw:line draw:style-name="gr5" draw:layer="layout" svg:x1="11.923cm" svg:y1="7.549cm" svg:x2="9.877cm" svg:y2="7.585cm">
          <text:p/>
        </draw:line>
        <draw:frame draw:style-name="gr11" draw:text-style-name="P17" draw:layer="layout" svg:width="8.504cm" svg:height="2.963cm" svg:x="11.851cm" svg:y="6.667cm">
          <draw:text-box>
            <text:p text:style-name="P17"><text:span text:style-name="T7">exchange the 0</text:span><text:span text:style-name="T12">th</text:span><text:span text:style-name="T7"> </text:span></text:p>
            <text:p text:style-name="P17"><text:span text:style-name="T7">and 1</text:span><text:span text:style-name="T12">st</text:span><text:span text:style-name="T7"> dimensions</text:span></text:p>
          </draw:text-box>
        </draw:frame>
        <draw:frame draw:style-name="gr8" draw:text-style-name="P17" draw:layer="layout" svg:width="8.006cm" svg:height="2.113cm" svg:x="13.727cm" svg:y="15.31cm">
          <draw:text-box>
            <text:p text:style-name="P17"><text:span text:style-name="T7">move the 1</text:span><text:span text:style-name="T12">st</text:span><text:span text:style-name="T7"> dimension to be the 3</text:span><text:span text:style-name="T12">rd</text:span><text:span text:style-name="T7"> dimension</text:span></text:p>
          </draw:text-box>
        </draw:frame>
        <draw:line draw:style-name="gr5" draw:layer="layout" svg:x1="13.76cm" svg:y1="16.262cm" svg:x2="10.902cm" svg:y2="16.298cm">
          <text:p/>
        </draw:line>
        <draw:frame presentation:style-name="pr6" draw:text-style-name="P19" draw:layer="layout" svg:width="10.656cm" svg:height="1.292cm" svg:x="0.035cm" svg:y="11.478cm" presentation:class="outline" presentation:user-transformed="true">
          <draw:text-box>
            <text:list text:style-name="L4">
              <text:list-header>
                <text:p text:style-name="P18"><text:span text:style-name="T6">On a larger piddle:</text:span></text:p>
              </text:list-header>
            </text:list>
          </draw:text-box>
        </draw:frame>
        <draw:frame draw:style-name="gr12" draw:text-style-name="P21" draw:layer="layout" svg:width="12.275cm" svg:height="5.079cm" svg:x="1.166cm" svg:y="12.418cm">
          <draw:text-box>
            <text:p><text:span text:style-name="T14">perldl&gt; $m = sequence(3,2,1,5,4);</text:span></text:p>
            <text:p><text:span text:style-name="T14">perldl&gt; p $m-&gt;dims;</text:span></text:p>
            <text:p><text:span text:style-name="T14">3 2 1 5 4</text:span></text:p>
            <text:p><text:span text:style-name="T14">perldl&gt; p $m-&gt;xchg(0,2)-&gt;dims;</text:span></text:p>
            <text:p><text:span text:style-name="T14">1 2 3 5 4</text:span></text:p>
            <text:p><text:span text:style-name="T14">perldl&gt; p $m-&gt;mv(1,3)-&gt;dims;</text:span></text:p>
            <text:p><text:span text:style-name="T14">3 1 5 2 4</text:span></text:p>
          </draw:text-box>
        </draw:frame>
        <draw:frame presentation:style-name="pr9" draw:text-style-name="P4" draw:layer="layout" svg:width="23.707cm" svg:height="6.476cm" svg:x="1.015cm" svg:y="-3.428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Dimension Manipulation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2" presentation:use-date-time-name="dtd1">
        <office:forms form:automatic-focus="false" form:apply-design-mode="false"/>
        <draw:frame presentation:style-name="pr6" draw:text-style-name="P5" draw:layer="layout" svg:width="24.13cm" svg:height="12.572cm" svg:x="0.635cm" svg:y="4.573cm" presentation:class="outline" presentation:user-transformed="true">
          <draw:text-box>
            <text:list text:style-name="L4">
              <text:list-header>
                <text:p text:style-name="P22"><text:span text:style-name="T10"/></text:p>
                <text:p text:style-name="P22"><text:span text:style-name="T10"/></text:p>
              </text:list-header>
            </text:list>
          </draw:text-box>
        </draw:frame>
        <draw:line draw:style-name="gr5" draw:layer="layout" svg:x1="12.403cm" svg:y1="10.557cm" svg:x2="9.405cm" svg:y2="9.744cm">
          <text:p/>
        </draw:line>
        <draw:frame draw:style-name="gr6" draw:text-style-name="P17" draw:layer="layout" svg:width="10.55cm" svg:height="2.113cm" svg:x="12.296cm" svg:y="9.488cm">
          <draw:text-box>
            <text:p text:style-name="P17"><text:span text:style-name="T7">add a “dummy” 0</text:span><text:span text:style-name="T12">th</text:span><text:span text:style-name="T7"> dimension of size 1 (default size)</text:span></text:p>
          </draw:text-box>
        </draw:frame>
        <draw:frame draw:style-name="gr14" draw:text-style-name="P21" draw:layer="layout" svg:width="12.664cm" svg:height="2.955cm" svg:x="1.271cm" svg:y="5.271cm">
          <draw:text-box>
            <text:p><text:span text:style-name="T14">perldl&gt; p $x = sequence(3);</text:span></text:p>
            <text:p><text:span text:style-name="T14">[0 1 2]</text:span></text:p>
            <text:p><text:span text:style-name="T14">perldl&gt; p $x-&gt;dims;</text:span></text:p>
            <text:p><text:span text:style-name="T14">3</text:span></text:p>
          </draw:text-box>
        </draw:frame>
        <draw:frame draw:style-name="gr15" draw:text-style-name="P23" draw:layer="layout" svg:width="15.805cm" svg:height="1.309cm" svg:x="0.637cm" svg:y="3.88cm">
          <draw:text-box>
            <text:list text:style-name="L5">
              <text:list-header>
                <text:p text:style-name="P23"><text:span text:style-name="T6">Adding dimensions:</text:span></text:p>
              </text:list-header>
            </text:list>
          </draw:text-box>
        </draw:frame>
        <draw:frame draw:style-name="gr15" draw:text-style-name="P23" draw:layer="layout" svg:width="24.021cm" svg:height="1.309cm" svg:x="0.603cm" svg:y="7.973cm">
          <draw:text-box>
            <text:list text:style-name="L5">
              <text:list-header>
                <text:p text:style-name="P23"><text:span text:style-name="T6">but this can also be represented as a (1,3) matrix:</text:span></text:p>
              </text:list-header>
            </text:list>
          </draw:text-box>
        </draw:frame>
        <draw:frame draw:style-name="gr14" draw:text-style-name="P21" draw:layer="layout" svg:width="11.674cm" svg:height="4.307cm" svg:x="1.308cm" svg:y="8.963cm">
          <draw:text-box>
            <text:p><text:span text:style-name="T14">perldl&gt; p $x-&gt;dummy(0);</text:span></text:p>
            <text:p><text:span text:style-name="T14"><text:s/></text:span><text:span text:style-name="T14">[0]</text:span></text:p>
            <text:p><text:span text:style-name="T14"><text:s/></text:span><text:span text:style-name="T14">[1]</text:span></text:p>
            <text:p><text:span text:style-name="T14"><text:s/></text:span><text:span text:style-name="T14">[2]</text:span></text:p>
            <text:p><text:span text:style-name="T14">perldl&gt; p $x-&gt;dummy(0)-&gt;dims;</text:span></text:p>
            <text:p><text:span text:style-name="T14">1 3</text:span></text:p>
          </draw:text-box>
        </draw:frame>
        <draw:frame presentation:style-name="pr4" draw:text-style-name="P7" draw:layer="layout" svg:width="23.707cm" svg:height="2.751cm" svg:x="1.014cm" svg:y="0.296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Dimension Manipulation</text:span></text:p>
          </draw:text-box>
        </draw:frame>
        <draw:line draw:style-name="gr5" draw:layer="layout" svg:x1="14.253cm" svg:y1="16.194cm" svg:x2="11.924cm" svg:y2="15.453cm">
          <text:p/>
        </draw:line>
        <draw:frame draw:style-name="gr6" draw:text-style-name="P17" draw:layer="layout" svg:width="6.951cm" svg:height="2.113cm" svg:x="14.251cm" svg:y="15.276cm">
          <draw:text-box>
            <text:p text:style-name="P17"><text:span text:style-name="T7">add a “dummy” 0</text:span><text:span text:style-name="T12">th</text:span><text:span text:style-name="T7"> dimension of size 3</text:span></text:p>
          </draw:text-box>
        </draw:frame>
        <draw:frame draw:style-name="gr15" draw:text-style-name="P23" draw:layer="layout" svg:width="17.706cm" svg:height="1.309cm" svg:x="0.983cm" svg:y="13.58cm">
          <draw:text-box>
            <text:p text:style-name="P23"><text:span text:style-name="T6">and in PDL you can also do this:</text:span></text:p>
          </draw:text-box>
        </draw:frame>
        <draw:frame draw:style-name="gr14" draw:text-style-name="P21" draw:layer="layout" svg:width="11.604cm" svg:height="2.955cm" svg:x="1.484cm" svg:y="14.607cm">
          <draw:text-box>
            <text:p><text:span text:style-name="T14">perldl&gt; p $y = $x-&gt;dummy(0,3);</text:span></text:p>
            <text:p><text:span text:style-name="T14"><text:s/></text:span><text:span text:style-name="T14">[0 0 0]</text:span></text:p>
            <text:p><text:span text:style-name="T14"><text:s/></text:span><text:span text:style-name="T14">[1 1 1]</text:span></text:p>
            <text:p><text:span text:style-name="T14"><text:s/></text:span><text:span text:style-name="T14">[2 2 2]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2" presentation:use-date-time-name="dtd1">
        <office:forms form:automatic-focus="false" form:apply-design-mode="false"/>
        <draw:frame draw:style-name="gr17" draw:text-style-name="P24" draw:layer="layout" svg:width="19.436cm" svg:height="12.419cm" svg:x="0.955cm" svg:y="5.151cm">
          <draw:text-box>
            <text:p><text:span text:style-name="T14">perldl&gt; p $y;</text:span></text:p>
            <text:p><text:span text:style-name="T14"><text:s/></text:span><text:span text:style-name="T14">[0 0 0]</text:span></text:p>
            <text:p><text:span text:style-name="T14"><text:s/></text:span><text:span text:style-name="T14">[1 1 1]</text:span></text:p>
            <text:p><text:span text:style-name="T14"><text:s/></text:span><text:span text:style-name="T14">[2 2 2]</text:span></text:p>
            <text:p><text:span text:style-name="T14"/></text:p>
            <text:p><text:span text:style-name="T14">perldl&gt; p $y-&gt;clump(2);</text:span></text:p>
            <text:p><text:span text:style-name="T14">[0 0 0 1 1 1 2 2 2]</text:span></text:p>
            <text:p><text:span text:style-name="T14"/></text:p>
            <text:p><text:span text:style-name="T14">perldl&gt; p $x = sequence(3)-&gt;dummy(1);</text:span></text:p>
            <text:p><text:span text:style-name="T14">[</text:span></text:p>
            <text:p><text:span text:style-name="T14"><text:s/></text:span><text:span text:style-name="T14">[0 1 2]</text:span></text:p>
            <text:p><text:span text:style-name="T14">]</text:span></text:p>
            <text:p><text:span text:style-name="T14">perldl&gt; p $x-&gt;squeeze;</text:span></text:p>
            <text:p><text:span text:style-name="T14">[0 1 2]</text:span></text:p>
            <text:p><text:span text:style-name="T14"/></text:p>
            <text:p><text:span text:style-name="T14">perldl&gt; $x = sequence(2,2,2);</text:span></text:p>
            <text:p><text:span text:style-name="T14">perldl&gt; p $x-&gt;flat</text:span></text:p>
            <text:p><text:span text:style-name="T14">[0 1 2 3 4 5 6 7]</text:span></text:p>
          </draw:text-box>
        </draw:frame>
        <draw:frame presentation:style-name="pr4" draw:text-style-name="P7" draw:layer="layout" svg:width="23.707cm" svg:height="2.751cm" svg:x="1.049cm" svg:y="0.24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Dimension Manipulation</text:span></text:p>
          </draw:text-box>
        </draw:frame>
        <draw:frame draw:style-name="gr18" draw:text-style-name="P23" draw:layer="layout" svg:width="15.805cm" svg:height="1.309cm" svg:x="0.603cm" svg:y="3.858cm">
          <draw:text-box>
            <text:list text:style-name="L5">
              <text:list-header>
                <text:p text:style-name="P23"><text:span text:style-name="T6">Removing dimensions:</text:span></text:p>
              </text:list-header>
            </text:list>
          </draw:text-box>
        </draw:frame>
        <draw:line draw:style-name="gr5" draw:id="id11" draw:layer="layout" svg:x1="11.57cm" svg:y1="9.102cm" svg:x2="8.959cm" svg:y2="9.102cm">
          <text:p/>
        </draw:line>
        <draw:frame draw:style-name="gr19" draw:text-style-name="P17" draw:id="id12" draw:layer="layout" svg:width="6.209cm" svg:height="2.374cm" svg:x="11.499cm" svg:y="7.903cm">
          <draw:text-box>
            <text:p text:style-name="P17"><text:span text:style-name="T7">clump together first 2 dimensions</text:span></text:p>
          </draw:text-box>
        </draw:frame>
        <draw:line draw:style-name="gr5" draw:id="id13" draw:layer="layout" svg:x1="11.359cm" svg:y1="13.848cm" svg:x2="8.748cm" svg:y2="13.848cm">
          <text:p/>
        </draw:line>
        <draw:frame draw:style-name="gr20" draw:text-style-name="P17" draw:id="id15" draw:layer="layout" svg:width="10.581cm" svg:height="2.117cm" svg:x="14.041cm" svg:y="10.547cm">
          <draw:text-box>
            <text:p text:style-name="P17"><text:span text:style-name="T7">Note: in other examples I erased the outer rectangular brackets</text:span></text:p>
          </draw:text-box>
        </draw:frame>
        <draw:frame draw:style-name="gr19" draw:text-style-name="P17" draw:id="id14" draw:layer="layout" svg:width="11.747cm" svg:height="2.374cm" svg:x="11.571cm" svg:y="12.877cm">
          <draw:text-box>
            <text:p text:style-name="P17"><text:span text:style-name="T7">eliminate all dimensions of size 1</text:span></text:p>
            <text:p text:style-name="P17"><text:span text:style-name="T7">can also be done by </text:span><text:span text:style-name="T15">$x(;-)</text:span></text:p>
          </draw:text-box>
        </draw:frame>
        <draw:line draw:style-name="gr5" draw:id="id17" draw:layer="layout" svg:x1="12.558cm" svg:y1="16.44cm" svg:x2="7.69cm" svg:y2="16.441cm">
          <text:p/>
        </draw:line>
        <draw:frame draw:style-name="gr19" draw:text-style-name="P17" draw:id="id18" draw:layer="layout" svg:width="13.087cm" svg:height="2.374cm" svg:x="12.7cm" svg:y="15.492cm">
          <draw:text-box>
            <text:p text:style-name="P17"><text:span text:style-name="T7">flatten a piddle to a 1D piddle.</text:span></text:p>
            <text:p text:style-name="P17"><text:span text:style-name="T7">can also be done by </text:span><text:span text:style-name="T15">$x(;_)</text:span></text:p>
          </draw:text-box>
        </draw:frame>
        <draw:custom-shape draw:style-name="gr21" draw:text-style-name="P25" draw:id="id16" draw:layer="layout" svg:width="10.372cm" svg:height="1.764cm" svg:x="14.146cm" svg:y="10.7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3.707cm" svg:height="2.751cm" svg:x="1.05cm" svg:y="0.241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Dimension Manipulation</text:span></text:p>
          </draw:text-box>
        </draw:frame>
        <draw:frame draw:style-name="gr3" draw:text-style-name="P26" draw:layer="layout" svg:width="21.66cm" svg:height="10.831cm" svg:x="1.2cm" svg:y="5.045cm">
          <draw:text-box>
            <text:p text:style-name="P26"><text:span text:style-name="T16">Other dimension manipulation functions:</text:span></text:p>
            <text:p text:style-name="P26"><text:span text:style-name="T16"/></text:p>
            <text:p text:style-name="P26"><text:span text:style-name="T16">reorder – reorders the dimensions of a piddle.</text:span></text:p>
            <text:p text:style-name="P26"><text:span text:style-name="T16"/></text:p>
            <text:p text:style-name="P26"><text:span text:style-name="T16">splitdim – splits a dimension (the opposite of clump).</text:span></text:p>
            <text:p text:style-name="P26"><text:span text:style-name="T16"/></text:p>
            <text:p text:style-name="P26"><text:span text:style-name="T16">reshape – change the dimension of a piddle (note: physical</text:span><text:span text:style-name="T16"><text:line-break/></text:span><text:span text:style-name="T16"> <text:s text:c="15"/>(parent) piddles are changed inplace)</text:span></text:p>
            <text:p text:style-name="P26"><text:span text:style-name="T16"/></text:p>
            <text:p text:style-name="P26"><text:span text:style-name="T16">cat, glue, append...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office:forms form:automatic-focus="false" form:apply-design-mode="false"/>
        <draw:frame draw:style-name="gr17" draw:text-style-name="P21" draw:layer="layout" svg:width="10.581cm" svg:height="7.687cm" svg:x="0.955cm" svg:y="6.315cm">
          <draw:text-box>
            <text:p><text:span text:style-name="T14">perldl&gt; p $x = sequence(5,5);</text:span></text:p>
            <text:p><text:span text:style-name="T14"><text:s/></text:span><text:span text:style-name="T14">[ 0 <text:s/>1 <text:s/>2 <text:s/>3 <text:s/>4]</text:span></text:p>
            <text:p><text:span text:style-name="T14"><text:s/></text:span><text:span text:style-name="T14">[ 5 <text:s/>6 <text:s/>7 <text:s/>8 <text:s/>9]</text:span></text:p>
            <text:p><text:span text:style-name="T14"><text:s/></text:span><text:span text:style-name="T14">[10 11 12 13 14]</text:span></text:p>
            <text:p><text:span text:style-name="T14"><text:s/></text:span><text:span text:style-name="T14">[15 16 17 18 19]</text:span></text:p>
            <text:p><text:span text:style-name="T14"><text:s/></text:span><text:span text:style-name="T14">[20 21 22 23 24]</text:span></text:p>
            <text:p><text:span text:style-name="T14"/></text:p>
            <text:p><text:span text:style-name="T14">perldl&gt; p $x(:,0:1);</text:span></text:p>
            <text:p><text:span text:style-name="T14"><text:s/></text:span><text:span text:style-name="T14">[0 1 2 3 4]</text:span></text:p>
            <text:p><text:span text:style-name="T14"><text:s/></text:span><text:span text:style-name="T14">[5 6 7 8 9]</text:span></text:p>
            <text:p><text:span text:style-name="T14"/></text:p>
          </draw:text-box>
        </draw:frame>
        <draw:frame draw:style-name="gr23" draw:text-style-name="P17" draw:layer="layout" svg:width="24.298cm" svg:height="2.113cm" svg:x="0.351cm" svg:y="4.002cm">
          <draw:text-box>
            <text:list text:style-name="L5">
              <text:list-header>
                <text:p text:style-name="P17"><text:span text:style-name="T17">The slice function enables the extraction of rectangular slices of piddles. </text:span></text:p>
                <text:p text:style-name="P17"><text:span text:style-name="T17">PDL::NiceSlice enables a concise syntax (loaded automatically in perldl).</text:span></text:p>
              </text:list-header>
            </text:list>
          </draw:text-box>
        </draw:frame>
        <draw:frame presentation:style-name="pr4" draw:text-style-name="P7" draw:layer="layout" svg:width="23.707cm" svg:height="2.751cm" svg:x="1.05cm" svg:y="0.241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Slicing</text:span></text:p>
          </draw:text-box>
        </draw:frame>
        <draw:frame draw:style-name="gr24" draw:text-style-name="P17" draw:layer="layout" svg:width="16.495cm" svg:height="1.182cm" svg:x="0.919cm" svg:y="13.581cm">
          <draw:text-box>
            <text:p text:style-name="P17"><text:span text:style-name="T7">Extract the even elements along the 1</text:span><text:span text:style-name="T12">st</text:span><text:span text:style-name="T7"> dimension:</text:span></text:p>
          </draw:text-box>
        </draw:frame>
        <draw:frame draw:style-name="gr17" draw:text-style-name="P21" draw:layer="layout" svg:width="10.581cm" svg:height="3.041cm" svg:x="1.062cm" svg:y="14.534cm">
          <draw:text-box>
            <text:p><text:span text:style-name="T14">perldl&gt; p $x(,0:-1:2);</text:span></text:p>
            <text:p><text:span text:style-name="T18"><text:s/></text:span><text:span text:style-name="T14">[ 0 <text:s/>1 <text:s/>2 <text:s/>3 <text:s/>4]</text:span></text:p>
            <text:p><text:span text:style-name="T14"><text:s/></text:span><text:span text:style-name="T14">[10 11 12 13 14]</text:span></text:p>
            <text:p><text:span text:style-name="T14"><text:s/></text:span><text:span text:style-name="T14">[20 21 22 23 24]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office:forms form:automatic-focus="false" form:apply-design-mode="false"/>
        <draw:frame draw:style-name="gr25" draw:text-style-name="P23" draw:layer="layout" svg:width="13.898cm" svg:height="1.812cm" svg:x="0.496cm" svg:y="3.777cm">
          <draw:text-box>
            <text:p text:style-name="P23"><text:span text:style-name="T19">Slice and reverse:</text:span></text:p>
          </draw:text-box>
        </draw:frame>
        <draw:frame draw:style-name="gr17" draw:text-style-name="P21" draw:layer="layout" svg:width="10.581cm" svg:height="2.955cm" svg:x="0.744cm" svg:y="4.945cm">
          <draw:text-box>
            <text:p><text:span text:style-name="T14">perldl&gt; p $x(,3:1)</text:span></text:p>
            <text:p><text:span text:style-name="T14"><text:s/></text:span><text:span text:style-name="T14">[15 16 17 18 19]</text:span></text:p>
            <text:p><text:span text:style-name="T14"><text:s/></text:span><text:span text:style-name="T14">[10 11 12 13 14]</text:span></text:p>
            <text:p><text:span text:style-name="T14"><text:s/></text:span><text:span text:style-name="T14">[ 5 <text:s/>6 <text:s/>7 <text:s/>8 <text:s/>9]</text:span></text:p>
          </draw:text-box>
        </draw:frame>
        <draw:frame draw:style-name="gr26" draw:text-style-name="P23" draw:id="id19" draw:layer="layout" svg:width="15.387cm" svg:height="1.309cm" svg:x="0.596cm" svg:y="8.067cm">
          <draw:text-box>
            <text:p text:style-name="P23"><text:span text:style-name="T19">To extract the diagonal you can do:</text:span></text:p>
          </draw:text-box>
        </draw:frame>
        <draw:frame draw:style-name="gr27" draw:text-style-name="P27" draw:id="id20" draw:layer="layout" svg:width="10.11cm" svg:height="1.603cm" svg:x="0.855cm" svg:y="9.26cm">
          <draw:text-box>
            <text:p><text:span text:style-name="T14">perldl&gt; p $x(0:-1:6;_);</text:span></text:p>
            <text:p><text:span text:style-name="T14"><text:s/></text:span><text:span text:style-name="T14">[0 6 12 18 24]</text:span></text:p>
          </draw:text-box>
        </draw:frame>
        <draw:g draw:id="id22">
          <draw:frame draw:style-name="gr26" draw:text-style-name="P23" draw:layer="layout" svg:width="21.167cm" svg:height="1.309cm" svg:x="0.594cm" svg:y="12.314cm">
            <draw:text-box>
              <text:p text:style-name="P23"><text:span text:style-name="T19">and you can also extract elements without any periodicity:</text:span></text:p>
            </draw:text-box>
          </draw:frame>
          <draw:frame draw:style-name="gr28" draw:text-style-name="P27" draw:layer="layout" svg:width="13.779cm" svg:height="3.719cm" svg:x="0.783cm" svg:y="13.526cm">
            <draw:text-box>
              <text:p><text:span text:style-name="T14">perldl&gt; $idx = pdl(4,0,1);</text:span></text:p>
              <text:p><text:span text:style-name="T14">perldl&gt; p $x($idx,$idx);</text:span></text:p>
              <text:p><text:span text:style-name="T14"><text:s/></text:span><text:span text:style-name="T14">[24 20 21]</text:span></text:p>
              <text:p><text:span text:style-name="T14"><text:s/></text:span><text:span text:style-name="T14">[ 4 <text:s/>0 <text:s/>1]</text:span></text:p>
              <text:p><text:span text:style-name="T14"><text:s/></text:span><text:span text:style-name="T14">[ 9 <text:s/>5 <text:s/>6]</text:span></text:p>
            </draw:text-box>
          </draw:frame>
        </draw:g>
        <draw:frame draw:style-name="gr26" draw:text-style-name="P23" draw:id="id21" draw:layer="layout" svg:width="13.898cm" svg:height="1.309cm" svg:x="0.632cm" svg:y="10.743cm">
          <draw:text-box>
            <text:p text:style-name="P23"><text:span text:style-name="T19">or just use the diagonal function...</text:span></text:p>
          </draw:text-box>
        </draw:frame>
        <draw:frame presentation:style-name="pr4" draw:text-style-name="P7" draw:layer="layout" svg:width="23.707cm" svg:height="2.751cm" svg:x="1.051cm" svg:y="0.242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Slicing</text:span></text:p>
          </draw:text-box>
        </draw:frame>
        <draw:frame draw:style-name="gr17" draw:text-style-name="P24" draw:layer="layout" svg:width="6.939cm" svg:height="4.393cm" svg:x="17.685cm" svg:y="4.093cm">
          <draw:text-box>
            <text:p><text:span text:style-name="T20">Reminder:</text:span><text:span text:style-name="T21"> </text:span><text:span text:style-name="T22">$x</text:span><text:span text:style-name="T21"> </text:span><text:span text:style-name="T20">equals to</text:span></text:p>
            <text:p text:style-name="P24"><text:span text:style-name="T23"><text:s text:c="2"/></text:span><text:span text:style-name="T24">[ 0 <text:s/>1 <text:s/>2 <text:s/>3 <text:s/>4]</text:span></text:p>
            <text:p text:style-name="P24"><text:span text:style-name="T24"><text:s/></text:span><text:span text:style-name="T24">[ 5 <text:s/>6 <text:s/>7 <text:s/>8 <text:s/>9]</text:span></text:p>
            <text:p text:style-name="P24"><text:span text:style-name="T24"><text:s/></text:span><text:span text:style-name="T24">[10 11 12 13 14]</text:span></text:p>
            <text:p text:style-name="P24"><text:span text:style-name="T24"><text:s/></text:span><text:span text:style-name="T24">[15 16 17 18 19]</text:span></text:p>
            <text:p text:style-name="P24"><text:span text:style-name="T24"><text:s/></text:span><text:span text:style-name="T24">[20 21 22 23 24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10" draw:text-style-name="P1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draw:style-name="gr17" draw:text-style-name="P24" draw:layer="layout" svg:width="6.939cm" svg:height="4.393cm" svg:x="17.684cm" svg:y="4.092cm">
          <draw:text-box>
            <text:p><text:span text:style-name="T20">Reminder:</text:span><text:span text:style-name="T21"> </text:span><text:span text:style-name="T22">$x</text:span><text:span text:style-name="T21"> </text:span><text:span text:style-name="T20">equals to</text:span></text:p>
            <text:p text:style-name="P24"><text:span text:style-name="T23"><text:s text:c="2"/></text:span><text:span text:style-name="T24">[ 0 <text:s/>1 <text:s/>2 <text:s/>3 <text:s/>4]</text:span></text:p>
            <text:p text:style-name="P24"><text:span text:style-name="T24"><text:s/></text:span><text:span text:style-name="T24">[ 5 <text:s/>6 <text:s/>7 <text:s/>8 <text:s/>9]</text:span></text:p>
            <text:p text:style-name="P24"><text:span text:style-name="T24"><text:s/></text:span><text:span text:style-name="T24">[10 11 12 13 14]</text:span></text:p>
            <text:p text:style-name="P24"><text:span text:style-name="T24"><text:s/></text:span><text:span text:style-name="T24">[15 16 17 18 19]</text:span></text:p>
            <text:p text:style-name="P24"><text:span text:style-name="T24"><text:s/></text:span><text:span text:style-name="T24">[20 21 22 23 24]</text:span></text:p>
          </draw:text-box>
        </draw:frame>
        <draw:frame draw:style-name="gr26" draw:text-style-name="P23" draw:layer="layout" svg:width="16.426cm" svg:height="1.309cm" svg:x="0.583cm" svg:y="4.242cm">
          <draw:text-box>
            <text:p text:style-name="P23"><text:span text:style-name="T19">Slicing using conditions:</text:span></text:p>
          </draw:text-box>
        </draw:frame>
        <draw:frame draw:style-name="gr29" draw:text-style-name="P27" draw:layer="layout" svg:width="9.405cm" svg:height="1.885cm" svg:x="0.772cm" svg:y="5.616cm">
          <draw:text-box>
            <text:p text:style-name="P28"><text:span text:style-name="T14">perldl&gt; p $x($x&gt;17;?);</text:span></text:p>
            <text:p text:style-name="P28"><text:span text:style-name="T14">[18 19 20 21 22 23 24]</text:span></text:p>
          </draw:text-box>
        </draw:frame>
        <draw:frame draw:style-name="gr26" draw:text-style-name="P23" draw:layer="layout" svg:width="16.426cm" svg:height="1.309cm" svg:x="0.745cm" svg:y="7.456cm">
          <draw:text-box>
            <text:p text:style-name="P23"><text:span text:style-name="T19">this can also be obtained by:</text:span></text:p>
          </draw:text-box>
        </draw:frame>
        <draw:frame draw:style-name="gr27" draw:text-style-name="P29" draw:layer="layout" svg:width="10.298cm" svg:height="1.014cm" svg:x="0.933cm" svg:y="8.511cm">
          <draw:text-box>
            <text:p text:style-name="P29"><text:span text:style-name="T24">perldl&gt; p $x-&gt;where($x&gt;17);</text:span></text:p>
          </draw:text-box>
        </draw:frame>
        <draw:frame draw:style-name="gr26" draw:text-style-name="P23" draw:layer="layout" svg:width="16.426cm" svg:height="1.309cm" svg:x="0.718cm" svg:y="10.507cm">
          <draw:text-box>
            <text:p text:style-name="P23"><text:span text:style-name="T19">Using multiple conditions:</text:span></text:p>
          </draw:text-box>
        </draw:frame>
        <draw:frame draw:style-name="gr30" draw:text-style-name="P29" draw:layer="layout" svg:width="11.48cm" svg:height="2.955cm" svg:x="0.885cm" svg:y="11.558cm">
          <draw:text-box>
            <text:p text:style-name="P29"><text:span text:style-name="T24">perldl&gt; p $x($x&gt;17 &amp; $x&lt;20;?);</text:span></text:p>
            <text:p text:style-name="P29"><text:span text:style-name="T24">[18 19]</text:span></text:p>
            <text:p text:style-name="P29"><text:span text:style-name="T24">perldl&gt; p $x($x&gt;17 | $x&lt;5;?);</text:span></text:p>
            <text:p text:style-name="P29"><text:span text:style-name="T24">[0 1 2 3 4 18 19 20 21 22 23 24]</text:span></text:p>
          </draw:text-box>
        </draw:frame>
        <draw:frame presentation:style-name="pr4" draw:text-style-name="P7" draw:layer="layout" svg:width="23.707cm" svg:height="2.751cm" svg:x="1.051cm" svg:y="0.242cm" presentation:class="title" presentation:user-transformed="true">
          <draw:text-box>
            <text:p text:style-name="P3"><text:span text:style-name="T5">Indexing </text:span><text:span text:style-name="T5"><text:line-break/></text:span><text:span text:style-name="T13">Slic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10" draw:text-style-name="P1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3.707cm" svg:height="2.751cm" svg:x="0.837cm" svg:y="0.204cm" presentation:class="title" presentation:user-transformed="true">
          <draw:text-box>
            <text:p text:style-name="P3"><text:span text:style-name="T5">Indexing</text:span><text:span text:style-name="T13"><text:line-break/></text:span><text:span text:style-name="T13">Parent-Child Relation</text:span></text:p>
          </draw:text-box>
        </draw:frame>
        <draw:frame draw:style-name="gr31" draw:text-style-name="P30" draw:id="id23" draw:layer="layout" svg:width="11.216cm" svg:height="2.199cm" svg:x="13.298cm" svg:y="3.988cm">
          <draw:text-box>
            <text:p text:style-name="P30"><text:span text:style-name="T25">Here defining a new piddle. </text:span></text:p>
            <text:p text:style-name="P30"><text:span text:style-name="T25">This is called now the “parent”.</text:span></text:p>
          </draw:text-box>
        </draw:frame>
        <draw:frame draw:style-name="gr32" draw:text-style-name="P30" draw:id="id25" draw:layer="layout" svg:width="13.899cm" svg:height="3.046cm" svg:x="11.501cm" svg:y="6.922cm">
          <draw:text-box>
            <text:p text:style-name="P30"><text:span text:style-name="T25">Here defining a new piddle to be a slice of the “parent”. This is called a “child”.</text:span></text:p>
            <text:p text:style-name="P30"><text:span text:style-name="T25">(note that without the “-” we had a 2D piddle)</text:span></text:p>
          </draw:text-box>
        </draw:frame>
        <draw:frame draw:style-name="gr33" draw:text-style-name="P30" draw:id="id27" draw:layer="layout" svg:width="7.62cm" svg:height="2.199cm" svg:x="8.078cm" svg:y="9.661cm">
          <draw:text-box>
            <text:p text:style-name="P30"><text:span text:style-name="T25">Making some changes</text:span><text:span text:style-name="T25"><text:line-break/></text:span><text:span text:style-name="T25">to the child...</text:span></text:p>
          </draw:text-box>
        </draw:frame>
        <draw:frame draw:style-name="gr34" draw:text-style-name="P30" draw:id="id29" draw:layer="layout" svg:width="8.043cm" svg:height="1.375cm" svg:x="4.974cm" svg:y="13.689cm">
          <draw:text-box>
            <text:p text:style-name="P30"><text:span text:style-name="T25">changes also the parent.</text:span></text:p>
          </draw:text-box>
        </draw:frame>
        <draw:frame presentation:style-name="pr11" draw:text-style-name="P31" draw:id="id31" draw:layer="layout" svg:width="25.79cm" svg:height="2.258cm" svg:x="-0.469cm" svg:y="15.516cm">
          <draw:text-box>
            <text:list text:style-name="L6">
              <text:list-header>
                <text:p text:style-name="P17"><text:span text:style-name="T17">The dataflow between the child and the parent is bidirectional → enables the simultaneous representation of the same data in several different ways.</text:span></text:p>
              </text:list-header>
            </text:list>
          </draw:text-box>
        </draw:frame>
        <draw:frame draw:style-name="gr17" draw:text-style-name="P21" draw:layer="layout" svg:width="10.581cm" svg:height="11.067cm" svg:x="0.393cm" svg:y="4.375cm">
          <draw:text-box>
            <text:p><text:span text:style-name="T14">perldl&gt; p $x = sequence(3,3);</text:span></text:p>
            <text:p><text:span text:style-name="T14"><text:s/></text:span><text:span text:style-name="T14">[0 1 2]</text:span></text:p>
            <text:p><text:span text:style-name="T14"><text:s/></text:span><text:span text:style-name="T14">[3 4 5]</text:span></text:p>
            <text:p><text:span text:style-name="T14"><text:s/></text:span><text:span text:style-name="T14">[6 7 8]</text:span></text:p>
            <text:p><text:span text:style-name="T14"/></text:p>
            <text:p><text:span text:style-name="T14">perldl&gt; p $line = $x(:,2;-);</text:span></text:p>
            <text:p><text:span text:style-name="T14">[6 7 8]</text:span></text:p>
            <text:p><text:span text:style-name="T14"/></text:p>
            <text:p><text:span text:style-name="T14">perldl&gt; p $line++</text:span></text:p>
            <text:p><text:span text:style-name="T14">[7 8 9]</text:span></text:p>
            <text:p><text:span text:style-name="T14"/></text:p>
            <text:p><text:span text:style-name="T14">perldl&gt; p $x</text:span></text:p>
            <text:p><text:span text:style-name="T14"><text:s/></text:span><text:span text:style-name="T14">[0 1 2]</text:span></text:p>
            <text:p><text:span text:style-name="T14"><text:s/></text:span><text:span text:style-name="T14">[3 4 5]</text:span></text:p>
            <text:p><text:span text:style-name="T14"><text:s/></text:span><text:span text:style-name="T14">[7 8 9]</text:span></text:p>
            <text:p><text:span text:style-name="T14"/></text:p>
          </draw:text-box>
        </draw:frame>
        <draw:frame draw:style-name="gr35" draw:text-style-name="P30" draw:id="id32" draw:layer="layout" svg:width="5.362cm" svg:height="1.995cm" svg:x="17.216cm" svg:y="12.665cm">
          <draw:text-box>
            <text:p text:style-name="P30"><text:span text:style-name="T25">For assignments use .=</text:span></text:p>
          </draw:text-box>
        </draw:frame>
        <draw:line draw:style-name="gr5" draw:id="id24" draw:layer="layout" svg:x1="13.372cm" svg:y1="4.939cm" svg:x2="10.55cm" svg:y2="4.939cm">
          <text:p/>
        </draw:line>
        <draw:line draw:style-name="gr5" draw:id="id30" draw:layer="layout" svg:x1="5.292cm" svg:y1="14.429cm" svg:x2="3.353cm" svg:y2="14.429cm">
          <text:p/>
        </draw:line>
        <draw:line draw:style-name="gr5" draw:id="id26" draw:layer="layout" svg:x1="11.744cm" svg:y1="8.315cm" svg:x2="10.196cm" svg:y2="8.325cm">
          <text:p/>
        </draw:line>
        <draw:line draw:style-name="gr5" draw:id="id28" draw:layer="layout" svg:x1="8.255cm" svg:y1="10.266cm" svg:x2="6.493cm" svg:y2="10.2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6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2" presentation:use-date-time-name="dtd1">
        <office:forms form:automatic-focus="false" form:apply-design-mode="false"/>
        <draw:frame presentation:style-name="pr12" draw:text-style-name="P34" draw:layer="layout" svg:width="24.36cm" svg:height="11.069cm" svg:x="0.54cm" svg:y="4.455cm" presentation:class="outline" presentation:user-transformed="true">
          <draw:text-box>
            <text:list text:style-name="L4">
              <text:list-header>
                <text:p text:style-name="P32"><text:span text:style-name="T17">A child does not consume extra memory (as with references). Therefore it is called a “virtual piddle”.</text:span></text:p>
                <text:p text:style-name="P33"><text:span text:style-name="T17">The dataflow between a parent and child can be broken in two ways:</text:span></text:p>
                <text:list>
                  <text:list-header>
                    <text:p><text:span text:style-name="T17">1. sever – severs any links of a piddle to its parents.</text:span></text:p>
                    <text:p><text:span text:style-name="T17">2. copy – creates a physical copy of a piddle.</text:span></text:p>
                  </text:list-header>
                </text:list>
                <text:p text:style-name="P33"><text:span text:style-name="T17">In most cases they operate similarly, but they act differently on parent piddles: sever will do nothing and copy will create a new physical copy.</text:span></text:p>
              </text:list-header>
            </text:list>
          </draw:text-box>
        </draw:frame>
        <draw:frame presentation:style-name="pr4" draw:text-style-name="P7" draw:layer="layout" svg:width="23.707cm" svg:height="2.751cm" svg:x="0.838cm" svg:y="0.205cm" presentation:class="title" presentation:user-transformed="true">
          <draw:text-box>
            <text:p text:style-name="P3"><text:span text:style-name="T5">Indexing</text:span><text:span text:style-name="T13"><text:line-break/></text:span><text:span text:style-name="T13">Parent-Child Rela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7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2" presentation:use-date-time-name="dtd1">
        <office:forms form:automatic-focus="false" form:apply-design-mode="false"/>
        <draw:frame draw:style-name="gr38" draw:text-style-name="P36" draw:layer="layout" svg:width="12.543cm" svg:height="10.391cm" svg:x="1.714cm" svg:y="6.338cm">
          <draw:text-box>
            <text:p text:style-name="P35"><text:span text:style-name="T14">perldl&gt; $a = zeroes(5);</text:span></text:p>
            <text:p text:style-name="P35"><text:span text:style-name="T14">perldl&gt; $b = $a(1:3);</text:span></text:p>
            <text:p text:style-name="P35"><text:span text:style-name="T14">perldl&gt; $b++;</text:span></text:p>
            <text:p text:style-name="P35"><text:span text:style-name="T14">perldl&gt; p $a;</text:span></text:p>
            <text:p text:style-name="P35"><text:span text:style-name="T14">[0 1 1 1 0]</text:span></text:p>
            <text:p text:style-name="P35"><text:span text:style-name="T14">perldl&gt; $b-&gt;sever;</text:span></text:p>
            <text:p text:style-name="P35"><text:span text:style-name="T14">perldl&gt; p $b++;</text:span></text:p>
            <text:p text:style-name="P35"><text:span text:style-name="T14">[2 2 2]</text:span></text:p>
            <text:p text:style-name="P35"><text:span text:style-name="T14">perldl&gt; p $a;</text:span></text:p>
            <text:p text:style-name="P35"><text:span text:style-name="T14">[0 1 1 1 0]</text:span></text:p>
          </draw:text-box>
        </draw:frame>
        <draw:frame draw:style-name="gr39" draw:text-style-name="P24" draw:layer="layout" svg:width="8.277cm" svg:height="4.618cm" svg:x="13.975cm" svg:y="9.078cm">
          <draw:text-box>
            <text:p text:style-name="P24"><text:span text:style-name="T7">Shorthand format:</text:span></text:p>
            <text:p text:style-name="P24"><text:span text:style-name="T7">use</text:span></text:p>
            <text:p text:style-name="P24"><text:span text:style-name="T18">$b = $a(1:3;|); </text:span></text:p>
            <text:p text:style-name="P24"><text:span text:style-name="T7">instead of</text:span></text:p>
            <text:p text:style-name="P24"><text:span text:style-name="T18">$b = $a(1:3)-&gt;sever;</text:span></text:p>
          </draw:text-box>
        </draw:frame>
        <draw:frame draw:style-name="gr3" draw:text-style-name="P23" draw:layer="layout" svg:width="17.711cm" svg:height="1.309cm" svg:x="1.701cm" svg:y="4.833cm">
          <draw:text-box>
            <text:p text:style-name="P23"><text:span text:style-name="T19">An exampe for sever:</text:span></text:p>
          </draw:text-box>
        </draw:frame>
        <draw:frame presentation:style-name="pr4" draw:text-style-name="P7" draw:layer="layout" svg:width="23.707cm" svg:height="2.751cm" svg:x="0.838cm" svg:y="0.205cm" presentation:class="title" presentation:user-transformed="true">
          <draw:text-box>
            <text:p text:style-name="P3"><text:span text:style-name="T5">Indexing</text:span><text:span text:style-name="T13"><text:line-break/></text:span><text:span text:style-name="T13">Parent-Child Rela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0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3.707cm" svg:height="2.109cm" svg:x="0.837cm" svg:y="0.423cm" presentation:class="title" presentation:user-transformed="true">
          <draw:text-box>
            <text:p text:style-name="P3"><text:span text:style-name="T5">Threading</text:span></text:p>
          </draw:text-box>
        </draw:frame>
        <draw:frame presentation:style-name="pr6" draw:text-style-name="P5" draw:layer="layout" svg:width="24.13cm" svg:height="12.558cm" svg:x="0.635cm" svg:y="4.587cm" presentation:class="outline" presentation:user-transformed="true">
          <draw:text-box>
            <text:list text:style-name="L7">
              <text:list-header>
                <text:p text:style-name="P22"><text:span text:style-name="T10"/></text:p>
              </text:list-header>
              <text:list-item>
                <text:p text:style-name="P22"><text:span text:style-name="T6">Threading in PDL means an implicit looping facility.</text:span></text:p>
                <text:p text:style-name="P22"><text:span text:style-name="T6"/></text:p>
              </text:list-item>
              <text:list-item>
                <text:p text:style-name="P22"><text:span text:style-name="T6">It allows fast processing of large amounts of data.</text:span></text:p>
                <text:p text:style-name="P22"><text:span text:style-name="T6"/></text:p>
              </text:list-item>
              <text:list-item>
                <text:p text:style-name="P22"><text:span text:style-name="T6">It is not (directly) related to threading in the computer science sense.</text:span></text:p>
                <text:p text:style-name="P22"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1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2" presentation:use-date-time-name="dtd1">
        <office:forms form:automatic-focus="false" form:apply-design-mode="false"/>
        <draw:frame presentation:style-name="pr6" draw:text-style-name="P5" draw:layer="layout" svg:width="24.13cm" svg:height="12.572cm" svg:x="0.635cm" svg:y="4.573cm" presentation:class="outline" presentation:user-transformed="true">
          <draw:text-box>
            <text:list text:style-name="L4">
              <text:list-header>
                <text:p text:style-name="P22"><text:span text:style-name="T10"/></text:p>
                <text:p text:style-name="P22"><text:span text:style-name="T10"/></text:p>
                <text:p text:style-name="P22"><text:span text:style-name="T10"/></text:p>
              </text:list-header>
            </text:list>
          </draw:text-box>
        </draw:frame>
        <draw:frame draw:style-name="gr42" draw:text-style-name="P38" draw:layer="layout" svg:width="23.91cm" svg:height="5.835cm" svg:x="0.685cm" svg:y="3.723cm">
          <draw:text-box>
            <text:p text:style-name="P38"><text:span text:style-name="T26">A simple example:</text:span></text:p>
            <text:p text:style-name="P38"><text:span text:style-name="T26">The function maximum is defined to find the maximal element along a 1D piddle. Threading allows it to be run on piddles of any dimension, without any syntactical effort:</text:span></text:p>
          </draw:text-box>
        </draw:frame>
        <draw:frame draw:style-name="gr43" draw:text-style-name="P27" draw:layer="layout" svg:width="10.551cm" svg:height="7.011cm" svg:x="0.788cm" svg:y="10.041cm">
          <draw:text-box>
            <text:p><text:span text:style-name="T14">perldl&gt; p $a = sequence(3);</text:span></text:p>
            <text:p><text:span text:style-name="T14">[0 1 2]</text:span></text:p>
            <text:p><text:span text:style-name="T14">perldl&gt; p $a-&gt;maximum</text:span></text:p>
            <text:p><text:span text:style-name="T14">2</text:span></text:p>
            <text:p><text:span text:style-name="T14">perldl&gt; p $a = sequence(3,3);</text:span></text:p>
            <text:p><text:span text:style-name="T14"><text:s/></text:span><text:span text:style-name="T14">[0 1 2]</text:span></text:p>
            <text:p><text:span text:style-name="T14"><text:s/></text:span><text:span text:style-name="T14">[3 4 5]</text:span></text:p>
            <text:p><text:span text:style-name="T14"><text:s/></text:span><text:span text:style-name="T14">[6 7 8]</text:span></text:p>
            <text:p><text:span text:style-name="T14">perldl&gt; p $a-&gt;maximum</text:span></text:p>
            <text:p><text:span text:style-name="T14">[2 5 8]</text:span></text:p>
          </draw:text-box>
        </draw:frame>
        <draw:frame presentation:style-name="pr4" draw:text-style-name="P7" draw:layer="layout" svg:width="23.707cm" svg:height="2.109cm" svg:x="0.838cm" svg:y="0.424cm" presentation:class="title" presentation:user-transformed="true">
          <draw:text-box>
            <text:p text:style-name="P3"><text:span text:style-name="T5">Threading</text:span></text:p>
          </draw:text-box>
        </draw:frame>
        <draw:frame draw:style-name="gr3" draw:text-style-name="P17" draw:layer="layout" svg:width="10.475cm" svg:height="1.182cm" svg:x="14.687cm" svg:y="16.55cm">
          <draw:text-box>
            <text:p text:style-name="P17"><text:span text:style-name="T7">so how does this work → → → 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4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2" presentation:use-date-time-name="dtd1">
        <office:forms form:automatic-focus="false" form:apply-design-mode="false"/>
        <draw:frame presentation:style-name="pr6" draw:text-style-name="P5" draw:layer="layout" svg:width="24.13cm" svg:height="10.06cm" svg:x="0.635cm" svg:y="4.573cm" presentation:class="outline" presentation:user-transformed="true">
          <draw:text-box>
            <text:list text:style-name="L4">
              <text:list-header>
                <text:p text:style-name="P22"><text:span text:style-name="T10"/></text:p>
                <text:p text:style-name="P22"><text:span text:style-name="T10"/></text:p>
                <text:p text:style-name="P22"><text:span text:style-name="T10"/></text:p>
              </text:list-header>
            </text:list>
          </draw:text-box>
        </draw:frame>
        <draw:frame draw:style-name="gr42" draw:text-style-name="P39" draw:layer="layout" svg:width="22.786cm" svg:height="9.898cm" svg:x="1.133cm" svg:y="5.154cm">
          <draw:text-box>
            <text:p><text:span text:style-name="T27">We need to understand:</text:span></text:p>
            <text:p><text:span text:style-name="T27"/></text:p>
            <text:p><text:span text:style-name="T27">1. The elementary operation of a function (signatures).</text:span></text:p>
            <text:p><text:span text:style-name="T27"/></text:p>
            <text:p><text:span text:style-name="T27">2. How threading treats extra dimensions.</text:span></text:p>
            <text:p><text:span text:style-name="T27"/></text:p>
            <text:p><text:span text:style-name="T27">3. How to manipulate the default threading operation </text:span><text:span text:style-name="T27"><text:line-break/></text:span><text:span text:style-name="T27"> <text:s text:c="3"/>(dimension manipulation).</text:span></text:p>
            <text:p><text:span text:style-name="T28"/></text:p>
          </draw:text-box>
        </draw:frame>
        <draw:frame presentation:style-name="pr4" draw:text-style-name="P7" draw:layer="layout" svg:width="23.707cm" svg:height="2.109cm" svg:x="0.838cm" svg:y="0.424cm" presentation:class="title" presentation:user-transformed="true">
          <draw:text-box>
            <text:p text:style-name="P3"><text:span text:style-name="T5">Threading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5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2" presentation:use-date-time-name="dtd1">
        <office:forms form:automatic-focus="false" form:apply-design-mode="false"/>
        <draw:frame draw:style-name="gr42" draw:text-style-name="P40" draw:layer="layout" svg:width="23.91cm" svg:height="2.281cm" svg:x="0.496cm" svg:y="4.128cm">
          <draw:text-box>
            <text:p text:style-name="P40"><text:span text:style-name="T29">The definition of a function's input and output dimensions appears in the function's signature:</text:span></text:p>
          </draw:text-box>
        </draw:frame>
        <draw:frame draw:style-name="gr46" draw:text-style-name="P27" draw:layer="layout" svg:width="13.629cm" svg:height="1.65cm" svg:x="0.653cm" svg:y="6.638cm">
          <draw:text-box>
            <text:p><text:span text:style-name="T14">perldl&gt; sig maximum</text:span></text:p>
            <text:p><text:span text:style-name="T14"><text:s text:c="2"/></text:span><text:span text:style-name="T14">Signature: maximum(a(n); [o]c())</text:span></text:p>
          </draw:text-box>
        </draw:frame>
        <draw:frame draw:style-name="gr42" draw:text-style-name="P38" draw:layer="layout" svg:width="23.91cm" svg:height="7.699cm" svg:x="0.793cm" svg:y="8.286cm">
          <draw:text-box>
            <text:p text:style-name="P41"><text:span text:style-name="T26"/></text:p>
            <text:list text:style-name="L8">
              <text:list-item>
                <text:p text:style-name="P41"><text:span text:style-name="T26"><text:s text:c="3"/></text:span><text:span text:style-name="T15">a</text:span><text:span text:style-name="T26"> is an input piddle, </text:span><text:span text:style-name="T15">c</text:span><text:span text:style-name="T26"> is an output piddle (the names don't matter).</text:span></text:p>
              </text:list-item>
              <text:list-item>
                <text:p text:style-name="P41"><text:span text:style-name="T26"><text:s/></text:span><text:span text:style-name="T15">(n)</text:span><text:span text:style-name="T26"> stands for the dimension of the input, which can be any 1D piddle.</text:span></text:p>
              </text:list-item>
              <text:list-item>
                <text:p text:style-name="P41"><text:span text:style-name="T26"><text:s/></text:span><text:span text:style-name="T15">[o]</text:span><text:span text:style-name="T26"> stands for output.</text:span></text:p>
              </text:list-item>
              <text:list-item>
                <text:p text:style-name="P41"><text:span text:style-name="T26"><text:s/></text:span><text:span text:style-name="T15">()</text:span><text:span text:style-name="T26"> means zero-dimension (a scalar).</text:span></text:p>
                <text:p text:style-name="P41"><text:span text:style-name="T26"/></text:p>
              </text:list-item>
            </text:list>
            <text:p text:style-name="P41"><text:span text:style-name="T26">This signature tells us that “maximum” expects a 1D piddle as input and returns a zero-dimensional piddle (a scalar) as output.</text:span></text:p>
          </draw:text-box>
        </draw:frame>
        <draw:frame presentation:style-name="pr4" draw:text-style-name="P43" draw:layer="layout" svg:width="23.707cm" svg:height="2.751cm" svg:x="0.802cm" svg:y="0.275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Signatures</text:span></text:p>
          </draw:text-box>
        </draw:frame>
        <draw:frame draw:style-name="gr47" draw:text-style-name="P44" draw:layer="layout" svg:width="8.99cm" svg:height="1.963cm" svg:x="15.47cm" svg:y="6.56cm">
          <draw:text-box>
            <text:p text:style-name="P44"><text:span text:style-name="T33">This information can also be found using “? maximum”</text:span></text:p>
          </draw:text-box>
        </draw:frame>
        <draw:line draw:style-name="gr5" draw:layer="layout" svg:x1="13.202cm" svg:y1="7.586cm" svg:x2="15.308cm" svg:y2="7.587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8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2" presentation:use-date-time-name="dtd1">
        <office:forms form:automatic-focus="false" form:apply-design-mode="false"/>
        <draw:frame draw:style-name="gr30" draw:text-style-name="P27" draw:layer="layout" svg:width="15.476cm" svg:height="1.776cm" svg:x="1.128cm" svg:y="6.834cm">
          <draw:text-box>
            <text:p text:style-name="P28"><text:span text:style-name="T14">perldl&gt; sig inner</text:span></text:p>
            <text:p text:style-name="P28"><text:span text:style-name="T14"><text:s text:c="2"/></text:span><text:span text:style-name="T14">Signature: inner(a(n); b(n); [o]c())</text:span></text:p>
          </draw:text-box>
        </draw:frame>
        <draw:frame draw:style-name="gr42" draw:text-style-name="P45" draw:layer="layout" svg:width="23.91cm" svg:height="3.425cm" svg:x="0.874cm" svg:y="8.583cm">
          <draw:text-box>
            <text:p text:style-name="P45"><text:span text:style-name="T16">This signature tells us that inner expects two 1D piddles of the same dimension size and returns a scalar.</text:span></text:p>
          </draw:text-box>
        </draw:frame>
        <draw:frame draw:style-name="gr27" draw:text-style-name="P26" draw:layer="layout" svg:width="14.43cm" svg:height="1.309cm" svg:x="0.905cm" svg:y="4.704cm">
          <draw:text-box>
            <text:p text:style-name="P26"><text:span text:style-name="T16">Let's look at another function – inner:</text:span></text:p>
          </draw:text-box>
        </draw:frame>
        <draw:frame presentation:style-name="pr4" draw:text-style-name="P43" draw:layer="layout" svg:width="23.707cm" svg:height="2.751cm" svg:x="0.802cm" svg:y="0.275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Signatur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49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2" presentation:use-date-time-name="dtd1">
        <office:forms form:automatic-focus="false" form:apply-design-mode="false"/>
        <draw:frame presentation:style-name="pr6" draw:text-style-name="P5" draw:layer="layout" svg:width="24.13cm" svg:height="12.572cm" svg:x="0.635cm" svg:y="4.573cm" presentation:class="outline" presentation:user-transformed="true">
          <draw:text-box>
            <text:list text:style-name="L4">
              <text:list-header>
                <text:p text:style-name="P22"><text:span text:style-name="T10"/></text:p>
                <text:p text:style-name="P22"><text:span text:style-name="T10"/></text:p>
                <text:p text:style-name="P22"><text:span text:style-name="T10"/></text:p>
              </text:list-header>
            </text:list>
          </draw:text-box>
        </draw:frame>
        <draw:frame draw:style-name="gr42" draw:text-style-name="P39" draw:layer="layout" svg:width="24.045cm" svg:height="15.356cm" svg:x="0.469cm" svg:y="4.101cm">
          <draw:text-box>
            <text:p text:style-name="P46"><text:span text:style-name="T26">What happens if we provide a function with piddles that have more dimensions than defined in the function's signature?</text:span></text:p>
            <text:p text:style-name="P46"><text:span text:style-name="T26">In this case threading takes care of the extra dimensions.</text:span></text:p>
            <text:p text:style-name="P46"><text:span text:style-name="T26"/></text:p>
            <text:p text:style-name="P46"><text:span text:style-name="T34">Definitions</text:span><text:span text:style-name="T26">:</text:span></text:p>
            <text:p text:style-name="P46"><text:span text:style-name="T26">1. </text:span><text:span text:style-name="T35">Core dimensions</text:span><text:span text:style-name="T26"> – the dimensions which are required by the signature.</text:span><text:span text:style-name="T26"><text:line-break/></text:span><text:span text:style-name="T26"> <text:s text:c="3"/>By default they are the first dimensions of the piddle. </text:span></text:p>
            <text:p text:style-name="P46"><text:span text:style-name="T26">2. </text:span><text:span text:style-name="T35">Loop (or extra) dimensions</text:span><text:span text:style-name="T26"> – all the other dimensions over which the</text:span><text:span text:style-name="T26"><text:line-break/></text:span><text:span text:style-name="T26"> <text:s text:c="3"/>function is being looped (“threaded”) over.</text:span></text:p>
            <text:p><text:span text:style-name="T28"/></text:p>
            <text:p><text:span text:style-name="T28"/></text:p>
            <text:p><text:span text:style-name="T28"/></text:p>
          </draw:text-box>
        </draw:frame>
        <draw:frame presentation:style-name="pr4" draw:text-style-name="P43" draw:layer="layout" svg:width="23.707cm" svg:height="2.751cm" svg:x="0.803cm" svg:y="0.276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The Extra Dimensions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50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2" presentation:use-date-time-name="dtd1">
        <office:forms form:automatic-focus="false" form:apply-design-mode="false"/>
        <draw:frame draw:style-name="gr42" draw:text-style-name="P47" draw:layer="layout" svg:width="24.045cm" svg:height="1.182cm" svg:x="0.469cm" svg:y="4.101cm">
          <draw:text-box>
            <text:p text:style-name="P47"><text:span text:style-name="T26">Case 1: an example for the core and loop dimensions – 1 input argument</text:span></text:p>
          </draw:text-box>
        </draw:frame>
        <draw:frame presentation:style-name="pr4" draw:text-style-name="P43" draw:layer="layout" svg:width="23.707cm" svg:height="2.751cm" svg:x="0.803cm" svg:y="0.276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The Extra Dimensions</text:span></text:p>
          </draw:text-box>
        </draw:frame>
        <draw:frame draw:style-name="gr51" draw:text-style-name="P27" draw:layer="layout" svg:width="12.165cm" svg:height="7.151cm" svg:x="0.794cm" svg:y="5.241cm">
          <draw:text-box>
            <text:p><text:span text:style-name="T14">perldl&gt; sig maximum</text:span></text:p>
            <text:p><text:span text:style-name="T14"><text:s text:c="2"/></text:span><text:span text:style-name="T14">Signature: maximum(a(n); [o]c())</text:span></text:p>
            <text:p><text:span text:style-name="T14">perldl&gt; p $a = sequence(4,3);</text:span></text:p>
            <text:p><text:span text:style-name="T14"><text:s/></text:span><text:span text:style-name="T14">[ 0 <text:s/>1 <text:s/>2 <text:s/>3]</text:span></text:p>
            <text:p><text:span text:style-name="T14"><text:s/></text:span><text:span text:style-name="T14">[ 4 <text:s/>5 <text:s/>6 <text:s/>7]</text:span></text:p>
            <text:p><text:span text:style-name="T14"><text:s/></text:span><text:span text:style-name="T14">[ 8 <text:s/>9 10 11]</text:span></text:p>
            <text:p><text:span text:style-name="T14">perldl&gt; p $a-&gt;maximum;</text:span></text:p>
            <text:p><text:span text:style-name="T14">[3 7 11]</text:span></text:p>
          </draw:text-box>
        </draw:frame>
        <draw:frame draw:style-name="gr42" draw:text-style-name="P47" draw:id="id33" draw:layer="layout" svg:width="24.045cm" svg:height="7.1cm" svg:x="0.686cm" svg:y="10.823cm">
          <draw:text-box>
            <text:p text:style-name="P47"><text:span text:style-name="T26">Here the core dimension is the 0</text:span><text:span text:style-name="T36">th</text:span><text:span text:style-name="T26"> dimension (columns) of size 4.</text:span></text:p>
            <text:p><text:span text:style-name="T26">maximum is threaded over these slices:</text:span></text:p>
            <text:p><text:span text:style-name="T37">perldl&gt; p $a(:,0);</text:span></text:p>
            <text:p><text:span text:style-name="T37"><text:s/></text:span><text:span text:style-name="T37">[0 1 2 3]</text:span></text:p>
            <text:p><text:span text:style-name="T37">perldl&gt; p $a(:,1);</text:span></text:p>
            <text:p><text:span text:style-name="T37"><text:s/></text:span><text:span text:style-name="T37">[4 5 6 7]</text:span></text:p>
            <text:p><text:span text:style-name="T37">perldl&gt; p $a(:,2);</text:span></text:p>
            <text:p><text:span text:style-name="T37"><text:s/></text:span><text:span text:style-name="T37">[8 9 10 11]</text:span></text:p>
            <text:p><text:span text:style-name="T26">→ </text:span><text:span text:style-name="T26">the 1</text:span><text:span text:style-name="T36">st</text:span><text:span text:style-name="T26"> dimension is a loop dimen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52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751cm" svg:x="0.803cm" svg:y="0.276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The Extra Dimensions</text:span></text:p>
          </draw:text-box>
        </draw:frame>
        <draw:frame draw:style-name="gr53" draw:text-style-name="P27" draw:layer="layout" svg:width="12.165cm" svg:height="5.659cm" svg:x="12.7cm" svg:y="12.018cm">
          <draw:text-box>
            <text:p><text:span text:style-name="T37">perldl&gt; sig maximum</text:span></text:p>
            <text:p><text:span text:style-name="T37"><text:s text:c="2"/></text:span><text:span text:style-name="T37">Signature: maximum(a(n); [o]c())</text:span></text:p>
            <text:p text:style-name="P28"><text:span text:style-name="T14">perldl&gt; p $a = sequence(4,3);</text:span></text:p>
            <text:p text:style-name="P28"><text:span text:style-name="T14"><text:s/></text:span><text:span text:style-name="T14">[ 0 <text:s/>1 <text:s/>2 <text:s/>3]</text:span></text:p>
            <text:p text:style-name="P28"><text:span text:style-name="T14"><text:s/></text:span><text:span text:style-name="T14">[ 4 <text:s/>5 <text:s/>6 <text:s/>7]</text:span></text:p>
            <text:p text:style-name="P28"><text:span text:style-name="T14"><text:s/></text:span><text:span text:style-name="T14">[ 8 <text:s/>9 10 11]</text:span></text:p>
            <text:p text:style-name="P28"><text:span text:style-name="T14">perldl&gt; p $a-&gt;maximum;</text:span></text:p>
            <text:p text:style-name="P28"><text:span text:style-name="T14">[3 7 11]</text:span></text:p>
          </draw:text-box>
        </draw:frame>
        <draw:frame draw:style-name="gr54" draw:text-style-name="P45" draw:layer="layout" svg:width="24.098cm" svg:height="5.012cm" svg:x="0.443cm" svg:y="4.401cm">
          <draw:text-box>
            <text:p text:style-name="P45"><text:span text:style-name="T16">When the elementary output is a scalar, the number and size of the output dimensions are as that of the extra dimensions.</text:span></text:p>
            <text:p text:style-name="P45"><text:span text:style-name="T16">In the last example: 1D piddle of size 3.</text:span></text:p>
          </draw:text-box>
        </draw:frame>
        <draw:frame draw:style-name="gr55" draw:text-style-name="P48" draw:layer="layout" svg:width="4.416cm" svg:height="1.521cm" svg:x="12.647cm" svg:y="10.773cm">
          <draw:text-box>
            <text:p text:style-name="P48"><text:span text:style-name="T38">Reminder: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56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draw:style-name="gr42" draw:text-style-name="P23" draw:layer="layout" svg:width="24.045cm" svg:height="1.309cm" svg:x="0.469cm" svg:y="4.101cm">
          <draw:text-box>
            <text:p text:style-name="P23"><text:span text:style-name="T19">Case 2: an example with more than one input argument</text:span></text:p>
          </draw:text-box>
        </draw:frame>
        <draw:frame presentation:style-name="pr4" draw:text-style-name="P43" draw:layer="layout" svg:width="23.707cm" svg:height="2.751cm" svg:x="0.803cm" svg:y="0.276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The Extra Dimensions</text:span></text:p>
          </draw:text-box>
        </draw:frame>
        <draw:frame draw:style-name="gr51" draw:text-style-name="P36" draw:layer="layout" svg:width="14.487cm" svg:height="8.363cm" svg:x="0.686cm" svg:y="5.754cm">
          <draw:text-box>
            <text:p><text:span text:style-name="T14">perldl&gt; sig inner</text:span></text:p>
            <text:p><text:span text:style-name="T14"><text:s text:c="2"/></text:span><text:span text:style-name="T14">Signature: inner(a(n); b(n); [o]c())</text:span></text:p>
            <text:p><text:span text:style-name="T14"/></text:p>
            <text:p><text:span text:style-name="T14">perldl&gt; p $a = sequence(3,2);</text:span></text:p>
            <text:p><text:span text:style-name="T14"><text:s/></text:span><text:span text:style-name="T14">[0 1 2]</text:span></text:p>
            <text:p><text:span text:style-name="T14"><text:s/></text:span><text:span text:style-name="T14">[3 4 5]</text:span></text:p>
            <text:p><text:span text:style-name="T14"/></text:p>
            <text:p><text:span text:style-name="T14">perldl&gt; p $b = ones(3);</text:span></text:p>
            <text:p><text:span text:style-name="T14">[1 1 1]</text:span></text:p>
            <text:p><text:span text:style-name="T14"/></text:p>
            <text:p><text:span text:style-name="T14">perldl&gt; p inner($a,$b);</text:span></text:p>
            <text:p><text:span text:style-name="T14">[3 12]</text:span></text:p>
          </draw:text-box>
        </draw:frame>
        <draw:frame draw:style-name="gr42" draw:text-style-name="P26" draw:layer="layout" svg:width="24.045cm" svg:height="2.367cm" svg:x="0.848cm" svg:y="14.576cm">
          <draw:text-box>
            <text:p text:style-name="P26"><text:span text:style-name="T16">The 0</text:span><text:span text:style-name="T39">th</text:span><text:span text:style-name="T16"> dimension of $a and of $b match as required by inner.</text:span></text:p>
            <text:p text:style-name="P26"><text:span text:style-name="T16">But - $a has 1 extra dimension of size 2 while $b doesn't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57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751cm" svg:x="0.803cm" svg:y="0.276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The Extra Dimensions</text:span></text:p>
          </draw:text-box>
        </draw:frame>
        <draw:frame draw:style-name="gr58" draw:text-style-name="P27" draw:layer="layout" svg:width="10.005cm" svg:height="5.886cm" svg:x="14.78cm" svg:y="11.744cm">
          <draw:text-box>
            <text:p text:style-name="P28"><text:span text:style-name="T25">Reminder:</text:span></text:p>
            <text:p text:style-name="P28"><text:span text:style-name="T14">perldl&gt; $a = sequence(3,2);</text:span></text:p>
            <text:p text:style-name="P28"><text:span text:style-name="T14"><text:s/></text:span><text:span text:style-name="T14">[0 1 2]</text:span></text:p>
            <text:p text:style-name="P28"><text:span text:style-name="T14"><text:s/></text:span><text:span text:style-name="T14">[3 4 5]</text:span></text:p>
            <text:p text:style-name="P28"><text:span text:style-name="T14">perldl&gt; p $b = ones(3);</text:span></text:p>
            <text:p text:style-name="P28"><text:span text:style-name="T14">[1 1 1]</text:span></text:p>
            <text:p text:style-name="P28"><text:span text:style-name="T14">perldl&gt; p inner($a,$b);</text:span></text:p>
            <text:p text:style-name="P28"><text:span text:style-name="T14">[3 12]</text:span></text:p>
          </draw:text-box>
        </draw:frame>
        <draw:frame draw:style-name="gr42" draw:text-style-name="P23" draw:layer="layout" svg:width="24.568cm" svg:height="3.425cm" svg:x="0.405cm" svg:y="4.533cm">
          <draw:text-box>
            <text:p text:style-name="P23"><text:span text:style-name="T40">Threading takes care of this missing dimension automatically</text:span><text:span text:style-name="T19">, </text:span></text:p>
            <text:p text:style-name="P23"><text:span text:style-name="T19">but you can think of this as if a dummy 1</text:span><text:span text:style-name="T41">st</text:span><text:span text:style-name="T19"> dimension of size 2 was added to $b:</text:span></text:p>
          </draw:text-box>
        </draw:frame>
        <draw:frame draw:style-name="gr59" draw:text-style-name="P27" draw:layer="layout" svg:width="13.212cm" svg:height="2.359cm" svg:x="0.719cm" svg:y="8.089cm">
          <draw:text-box>
            <text:p text:style-name="P28"><text:span text:style-name="T14">perldl&gt; p $b-&gt;dummy(1,2)</text:span></text:p>
            <text:p text:style-name="P28"><text:span text:style-name="T14"><text:s/></text:span><text:span text:style-name="T14">[1 1 1]</text:span></text:p>
            <text:p text:style-name="P28"><text:span text:style-name="T14"><text:s/></text:span><text:span text:style-name="T14">[1 1 1]</text:span></text:p>
          </draw:text-box>
        </draw:frame>
        <draw:frame draw:style-name="gr42" draw:text-style-name="P26" draw:layer="layout" svg:width="12.218cm" svg:height="1.309cm" svg:x="0.687cm" svg:y="10.689cm">
          <draw:text-box>
            <text:p text:style-name="P26"><text:span text:style-name="T16">and now all dimensions match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60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le2" presentation:use-date-time-name="dtd1">
        <office:forms form:automatic-focus="false" form:apply-design-mode="false"/>
        <draw:frame draw:style-name="gr42" draw:text-style-name="P26" draw:layer="layout" svg:width="24.666cm" svg:height="2.367cm" svg:x="0.469cm" svg:y="4.101cm">
          <draw:text-box>
            <text:p text:style-name="P26"><text:span text:style-name="T16">Case 3: an example for a case where the core dimensions of the input piddles don't fit the signature's</text:span></text:p>
          </draw:text-box>
        </draw:frame>
        <draw:frame presentation:style-name="pr4" draw:text-style-name="P43" draw:layer="layout" svg:width="23.707cm" svg:height="2.751cm" svg:x="0.803cm" svg:y="0.168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Manipulating Dimensions</text:span></text:p>
          </draw:text-box>
        </draw:frame>
        <draw:frame draw:style-name="gr61" draw:text-style-name="P27" draw:layer="layout" svg:width="14.487cm" svg:height="7.011cm" svg:x="0.821cm" svg:y="6.78cm">
          <draw:text-box>
            <text:p><text:span text:style-name="T14">perldl&gt; sig inner</text:span></text:p>
            <text:p><text:span text:style-name="T14"><text:s text:c="2"/></text:span><text:span text:style-name="T14">Signature: inner(a(n); b(n); [o]c())</text:span></text:p>
            <text:p><text:span text:style-name="T14">perldl&gt; p $a = sequence(2,3);</text:span></text:p>
            <text:p><text:span text:style-name="T14"><text:s/></text:span><text:span text:style-name="T14">[0 1]</text:span></text:p>
            <text:p><text:span text:style-name="T14"><text:s/></text:span><text:span text:style-name="T14">[2 3]</text:span></text:p>
            <text:p><text:span text:style-name="T14"><text:s/></text:span><text:span text:style-name="T14">[4 5]</text:span></text:p>
            <text:p><text:span text:style-name="T14">perldl&gt; p $b = ones(3);</text:span></text:p>
            <text:p><text:span text:style-name="T14">[1 1 1]</text:span></text:p>
            <text:p><text:span text:style-name="T14">perldl&gt; p inner($a,$b);</text:span></text:p>
            <text:p><text:span text:style-name="T14">Error in inner:Wrong dims</text:span></text:p>
          </draw:text-box>
        </draw:frame>
        <draw:frame draw:style-name="gr62" draw:text-style-name="P26" draw:layer="layout" svg:width="24.045cm" svg:height="2.762cm" svg:x="0.794cm" svg:y="14.009cm">
          <draw:text-box>
            <text:p text:style-name="P26"><text:span text:style-name="T16">The first dimensions don't match as required by the signature - we get an error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63" draw:text-style-name="P14" draw:layer="layout" svg:width="8.255cm" svg:height="1.27cm" svg:x="10.791cm" svg:y="24.126cm">
            <text:p text:style-name="P6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751cm" svg:x="0.803cm" svg:y="0.168cm" presentation:class="title" presentation:user-transformed="true">
          <draw:text-box>
            <text:p text:style-name="P42"><text:span text:style-name="T30">Threading</text:span><text:span text:style-name="T31"><text:line-break/></text:span><text:span text:style-name="T32">Manipulating Dimensions</text:span></text:p>
          </draw:text-box>
        </draw:frame>
        <draw:frame draw:style-name="gr64" draw:text-style-name="P26" draw:layer="layout" svg:width="13.488cm" svg:height="1.326cm" svg:x="0.686cm" svg:y="4.965cm">
          <draw:text-box>
            <text:p text:style-name="P26"><text:span text:style-name="T16">There are two ways to resolve this:</text:span></text:p>
          </draw:text-box>
        </draw:frame>
        <draw:g draw:id="id34">
          <draw:frame draw:style-name="gr42" draw:text-style-name="P26" draw:layer="layout" svg:width="14.329cm" svg:height="1.309cm" svg:x="0.876cm" svg:y="6.181cm">
            <draw:text-box>
              <text:p text:style-name="P26"><text:span text:style-name="T16">1. Add a dummy 0</text:span><text:span text:style-name="T39">th</text:span><text:span text:style-name="T16"> dimension to $b:</text:span></text:p>
            </draw:text-box>
          </draw:frame>
          <draw:frame draw:style-name="gr65" draw:text-style-name="P49" draw:layer="layout" svg:width="11.045cm" svg:height="2.956cm" svg:x="2.022cm" svg:y="7.377cm">
            <draw:text-box>
              <text:p text:style-name="P49"><text:span text:style-name="T14">perldl&gt; p $b-&gt;dummy(0,2);</text:span></text:p>
              <text:p text:style-name="P49"><text:span text:style-name="T14"><text:s/></text:span><text:span text:style-name="T14">[1 1]</text:span></text:p>
              <text:p text:style-name="P49"><text:span text:style-name="T14"><text:s/></text:span><text:span text:style-name="T14">[1 1]</text:span></text:p>
              <text:p text:style-name="P49"><text:span text:style-name="T14"><text:s/></text:span><text:span text:style-name="T14">[1 1]</text:span></text:p>
            </draw:text-box>
          </draw:frame>
          <draw:frame draw:style-name="gr42" draw:text-style-name="P26" draw:layer="layout" svg:width="24.045cm" svg:height="1.309cm" svg:x="2.038cm" svg:y="10.42cm">
            <draw:text-box>
              <text:p text:style-name="P26"><text:span text:style-name="T16">and now the dimension of $b and $a match.</text:span></text:p>
            </draw:text-box>
          </draw:frame>
        </draw:g>
        <draw:frame draw:style-name="gr58" draw:text-style-name="P27" draw:layer="layout" svg:width="3.673cm" svg:height="5.886cm" svg:x="21.085cm" svg:y="4.023cm">
          <draw:text-box>
            <text:p text:style-name="P28"><text:span text:style-name="T25">Reminder:</text:span></text:p>
            <text:p><text:span text:style-name="T37">$a = </text:span></text:p>
            <text:p><text:span text:style-name="T37"><text:s/></text:span><text:span text:style-name="T37">[0 1]</text:span></text:p>
            <text:p><text:span text:style-name="T37"><text:s/></text:span><text:span text:style-name="T37">[2 3]</text:span></text:p>
            <text:p><text:span text:style-name="T37"><text:s/></text:span><text:span text:style-name="T37">[4 5]</text:span></text:p>
            <text:p><text:span text:style-name="T37">$b = </text:span></text:p>
            <text:p><text:span text:style-name="T37">[1 1 1]</text:span></text:p>
          </draw:text-box>
        </draw:frame>
        <draw:g draw:id="id35">
          <draw:frame draw:style-name="gr42" draw:text-style-name="P26" draw:layer="layout" svg:width="24.045cm" svg:height="2.367cm" svg:x="1.012cm" svg:y="11.715cm">
            <draw:text-box>
              <text:p text:style-name="P26"><text:span text:style-name="T16">2. Exchange the dimensions of $a to get a piddle of dimension</text:span><text:span text:style-name="T16"><text:line-break/></text:span><text:span text:style-name="T16"> <text:s text:c="3"/>size (3,2) (which here is the same as using transpose):</text:span></text:p>
            </draw:text-box>
          </draw:frame>
          <draw:frame draw:style-name="gr66" draw:text-style-name="P29" draw:layer="layout" svg:width="9.07cm" svg:height="2.332cm" svg:x="2.404cm" svg:y="13.921cm">
            <draw:text-box>
              <text:p text:style-name="P29"><text:span text:style-name="T24">perldl&gt; p $a-&gt;xchg(0,1);</text:span></text:p>
              <text:p text:style-name="P29"><text:span text:style-name="T24"><text:s/></text:span><text:span text:style-name="T24">[0 2 4]</text:span></text:p>
              <text:p text:style-name="P29"><text:span text:style-name="T24"><text:s/></text:span><text:span text:style-name="T24">[1 3 5]</text:span></text:p>
            </draw:text-box>
          </draw:frame>
          <draw:frame draw:style-name="gr42" draw:text-style-name="P26" draw:layer="layout" svg:width="10.043cm" svg:height="1.309cm" svg:x="2.079cm" svg:y="16.037cm">
            <draw:text-box>
              <text:p text:style-name="P26"><text:span text:style-name="T16">and we're back to case 2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67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109cm" svg:x="0.838cm" svg:y="0.635cm" presentation:class="title" presentation:user-transformed="true">
          <draw:text-box>
            <text:p text:style-name="P42"><text:span text:style-name="T31">Threading</text:span></text:p>
          </draw:text-box>
        </draw:frame>
        <draw:frame draw:style-name="gr42" draw:text-style-name="P38" draw:layer="layout" svg:width="23.343cm" svg:height="12.947cm" svg:x="0.999cm" svg:y="4.101cm">
          <draw:text-box>
            <text:p text:style-name="P50"><text:span text:style-name="T16">Case 3: an example with multiple core and extra dimensions </text:span><text:span text:style-name="T16"><text:line-break/></text:span><text:span text:style-name="T16"> <text:s text:c="12"/>(taken from PDL::Indexing page – ref 1)</text:span></text:p>
            <text:p text:style-name="P41"><text:span text:style-name="T26">Let's assume we have a function with the following signature:</text:span></text:p>
            <text:p text:style-name="P51"><text:span text:style-name="T26">func( (m, n) , (m, n, k), (m), [o](m, k) ) </text:span></text:p>
            <text:p text:style-name="P52"><text:span text:style-name="T26">This function expects three piddles as input with the above specified dimensions and returns an output piddle with the corresponding dimensions.</text:span></text:p>
            <text:p text:style-name="P52"><text:span text:style-name="T26">Now, what happens if we supply this function with piddles of the following dimensions:</text:span></text:p>
            <text:p text:style-name="P51"><text:span text:style-name="T26">a(5, 3, 10, 11) <text:s text:c="5"/>b(5, 3, 2, 10, 1, 12) <text:s text:c="5"/>c(5, 1, 11, 12)</text:span></text:p>
            <text:p text:style-name="P52"><text:span text:style-name="T26">The sizes of the core dimensions are: m = 5, n = 3, k = 2</text:span></text:p>
            <text:p text:style-name="P52"><text:span text:style-name="T26">and they match as required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7" presentation:class="page"/>
          <draw:frame presentation:style-name="pr10" draw:text-style-name="P1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109cm" svg:x="0.838cm" svg:y="0.635cm" presentation:class="title" presentation:user-transformed="true">
          <draw:text-box>
            <text:p text:style-name="P42"><text:span text:style-name="T31">Threading</text:span></text:p>
          </draw:text-box>
        </draw:frame>
        <draw:frame draw:style-name="gr42" draw:text-style-name="P38" draw:layer="layout" svg:width="24.307cm" svg:height="10.956cm" svg:x="0.529cm" svg:y="4.101cm">
          <draw:text-box>
            <text:p text:style-name="P53"><text:span text:style-name="T26">What are the loop dimensions (LD)?</text:span></text:p>
            <text:p text:style-name="P54"><text:span text:style-name="T26">signature: <text:s/></text:span><text:span text:style-name="T42">func( (m, n) , (m, n, k), (m), [o](m, k) )</text:span><text:span text:style-name="T26"> </text:span></text:p>
            <text:p text:style-name="P54"><text:span text:style-name="T42">a(5, 3, 10, 11) <text:s text:c="5"/>b(5, 3, 2, 10, 1, 12) <text:s text:c="5"/>c(5, 1, 11, 12)</text:span></text:p>
            <text:list text:style-name="L5">
              <text:list-header>
                <text:p text:style-name="P52"><text:span text:style-name="T26"><text:s/></text:span></text:p>
              </text:list-header>
              <text:list-item>
                <text:p text:style-name="P52"><text:span text:style-name="T26"><text:s/></text:span><text:span text:style-name="T26">According to the dimensions of a: first LD size is 10, second is 11.</text:span></text:p>
              </text:list-item>
              <text:list-item>
                <text:p text:style-name="P52"><text:span text:style-name="T26"><text:s/></text:span><text:span text:style-name="T26">Checking if b LDs match: first LD size is 10 – match, </text:span><text:span text:style-name="T26"><text:line-break/></text:span><text:span text:style-name="T26"> <text:s text:c="2"/>second is 1 – this will automatically be extended to 11, and there is a third</text:span><text:span text:style-name="T26"><text:line-break/></text:span><text:span text:style-name="T26"> <text:s text:c="2"/>LD of size 12.</text:span></text:p>
              </text:list-item>
              <text:list-item>
                <text:p text:style-name="P52"><text:span text:style-name="T26"><text:s/></text:span><text:span text:style-name="T26">Checking the dimensions of c: first LD size is 1 – will automatically be</text:span><text:span text:style-name="T26"><text:line-break/></text:span><text:span text:style-name="T26"> <text:s/>extended to 10, second is 11 – match, third is 12 - match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8" presentation:class="page"/>
          <draw:frame presentation:style-name="pr10" draw:text-style-name="P1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4" draw:text-style-name="P56" draw:layer="layout" svg:width="23.707cm" svg:height="2.349cm" svg:x="0.838cm" svg:y="0.395cm" presentation:class="title" presentation:user-transformed="true">
          <draw:text-box>
            <text:p text:style-name="P55"><text:span text:style-name="T31">Threading</text:span></text:p>
          </draw:text-box>
        </draw:frame>
        <draw:frame draw:style-name="gr42" draw:text-style-name="P38" draw:layer="layout" svg:width="24.307cm" svg:height="8.627cm" svg:x="0.529cm" svg:y="4.101cm">
          <draw:text-box>
            <text:p text:style-name="P57"><text:span text:style-name="T42">To summarize:</text:span></text:p>
            <text:p text:style-name="P58"><text:span text:style-name="T42">signature: <text:s/>func( (m, n) , (m, n, k), (m), [o](m, k) ) </text:span></text:p>
            <text:p text:style-name="P58"><text:span text:style-name="T42">a(5, 3, 10, 11) <text:s text:c="5"/>b(5, 3, 2, 10, 1, 12) <text:s text:c="5"/>c(5, 1, 11, 12)</text:span></text:p>
            <text:p text:style-name="P53"><text:span text:style-name="T26">The core dimensions are: m = 5, n = 3, k = 2</text:span></text:p>
            <text:p text:style-name="P53"><text:span text:style-name="T26">The loop dimensions are: 10, 11, 12</text:span></text:p>
            <text:p text:style-name="P57"><text:span text:style-name="T42">The output dimensions will be: </text:span></text:p>
          </draw:text-box>
        </draw:frame>
        <draw:frame draw:style-name="gr68" draw:text-style-name="P57" draw:id="id36" draw:layer="layout" svg:width="5.176cm" svg:height="1.648cm" svg:x="10.506cm" svg:y="11.109cm">
          <draw:text-box>
            <text:p text:style-name="P57"><text:span text:style-name="T42">5, 2, 10, 11, 1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6cm" svg:x="3.175cm" svg:y="1.904cm" draw:page-number="29" presentation:class="page"/>
          <draw:frame presentation:style-name="pr10" draw:text-style-name="P1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draw:style-name="gr42" draw:text-style-name="P60" draw:layer="layout" svg:width="14.921cm" svg:height="3.108cm" svg:x="0.792cm" svg:y="5.83cm">
          <draw:text-box>
            <text:p text:style-name="P59"><text:span text:style-name="T16">For further reading see the references:</text:span></text:p>
            <text:p text:style-name="P59"><text:span text:style-name="T43"/></text:p>
          </draw:text-box>
        </draw:frame>
        <draw:frame draw:style-name="gr3" draw:layer="layout" svg:width="20.263cm" svg:height="2.013cm" svg:x="2.429cm" svg:y="9.111cm">
          <draw:text-box>
            <text:p><text:span text:style-name="T28">1. </text:span><text:span text:style-name="T28"><text:a xlink:href="http://pdl.sourceforge.net/PDLdocs/Indexing.html">http://pdl.sourceforge.net/PDLdocs/Indexing.html</text:a></text:span></text:p>
            <text:p><text:span text:style-name="T28">2. </text:span><text:span text:style-name="T28"><text:a xlink:href="http://www.johnlapeyre.com/pdl/pdldoc/newbook/node5.html">http://www.johnlapeyre.com/pdl/pdldoc/newbook/node5.html</text:a></text:span></text:p>
          </draw:text-box>
        </draw:frame>
        <draw:frame presentation:style-name="pr4" draw:text-style-name="P43" draw:layer="layout" svg:width="23.707cm" svg:height="2.109cm" svg:x="0.839cm" svg:y="0.636cm" presentation:class="title" presentation:user-transformed="true">
          <draw:text-box>
            <text:p text:style-name="P42"><text:span text:style-name="T31">The End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0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4" draw:text-style-name="P43" draw:layer="layout" svg:width="23.707cm" svg:height="2.109cm" svg:x="0.837cm" svg:y="0.634cm" presentation:class="title" presentation:user-transformed="true">
          <draw:text-box>
            <text:p text:style-name="P42"><text:span text:style-name="T31">Exercise</text:span></text:p>
          </draw:text-box>
        </draw:frame>
        <draw:frame draw:style-name="gr69" draw:text-style-name="P46" draw:layer="layout" svg:width="24.624cm" svg:height="5.221cm" svg:x="0.423cm" svg:y="5.115cm">
          <draw:text-box>
            <text:list text:style-name="L9">
              <text:list-item>
                <text:p text:style-name="P46"><text:span text:style-name="T10"><text:s/></text:span><text:span text:style-name="T44">Find the maximal element of each column of a 2D matrix.</text:span></text:p>
              </text:list-item>
              <text:list-item>
                <text:p text:style-name="P46"><text:span text:style-name="T44"><text:s/></text:span><text:span text:style-name="T44">Extract the odd elements along the columns of a 2D matrix.</text:span></text:p>
              </text:list-item>
            </text:list>
          </draw:text-box>
        </draw:frame>
        <draw:frame draw:style-name="gr70" draw:text-style-name="P62" draw:layer="layout" svg:width="24.624cm" svg:height="3.425cm" svg:x="0.565cm" svg:y="12.136cm">
          <draw:text-box>
            <text:list text:style-name="L10">
              <text:list-header>
                <text:p text:style-name="P61"><text:span text:style-name="T44">And now for a real challenge:</text:span></text:p>
                <text:p text:style-name="P61"><text:span text:style-name="T44">Calculate the tensor product of two matrices.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cm" svg:height="9.525cm" svg:x="3.175cm" svg:y="1.905cm" draw:page-number="31" presentation:class="page"/>
          <draw:frame presentation:style-name="pr8" draw:text-style-name="P5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71" draw:text-style-name="P14" draw:layer="layout" svg:width="8.255cm" svg:height="1.27cm" svg:x="10.791cm" svg:y="24.126cm">
            <text:p text:style-name="P37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6cm" draw:distance="0.026cm"/>
    <draw:stroke-dash draw:name="Dash_20_3" draw:display-name="Dash 3" draw:style="rect" draw:dots1="1" draw:dots1-length="0.031cm" draw:distance="0.0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4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5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6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7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8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9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0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e3ded1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 text:min-label-width="0.759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 text:min-label-width="0.635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 text:min-label-width="0.635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 text:min-label-width="0.63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323232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">
            <style:list-level-properties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2" text:bullet-char="">
            <style:list-level-properties text:space-before="0.762cm"/>
            <style:text-properties fo:font-family="Wingdings" style:font-pitch="variable" style:font-charset="x-symbol" fo:color="#9f2936" fo:font-size="70%"/>
          </text:list-level-style-bullet>
          <text:list-level-style-bullet text:level="3" text:bullet-char="">
            <style:list-level-properties text:space-before="1.649cm"/>
            <style:text-properties fo:font-family="'Wingdings 2'" style:font-family-generic="roman" style:font-pitch="variable" style:font-charset="x-symbol" fo:color="#1b587c" fo:font-size="75%"/>
          </text:list-level-style-bullet>
          <text:list-level-style-bullet text:level="4" text:bullet-char="">
            <style:list-level-properties text:space-before="2.412cm"/>
            <style:text-properties fo:font-family="Wingdings" style:font-pitch="variable" style:font-charset="x-symbol" fo:color="#4e8542" fo:font-size="70%"/>
          </text:list-level-style-bullet>
          <text:list-level-style-bullet text:level="5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6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7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8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9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  <text:list-level-style-bullet text:level="10" text:bullet-char="•">
            <style:list-level-properties text:space-before="3.175cm"/>
            <style:text-properties fo:font-family="Georgia" style:font-family-generic="roman" style:font-pitch="variable" fo:color="#604878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7pt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font-style-asian="normal" style:font-weight-asian="normal" style:font-family-complex="'DejaVu Sans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1-title">
          <text:list-level-style-bullet text:level="1" text:bullet-char="•">
            <style:list-level-properties/>
            <style:text-properties fo:font-family="Georgia" style:font-family-generic="roman" style:font-pitch="variable" fo:color="#164c6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4c6c" style:text-outline="false" style:text-line-through-style="none" style:text-position="0% 100%" fo:font-family="Georgia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33pt" style:font-style-asian="normal" style:font-weight-asian="normal" style:font-family-complex="'DejaVu Sans'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3ded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solid" draw:fill-color="#1b587c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solid" svg:stroke-width="0.026cm" svg:stroke-color="#164c6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dash" draw:stroke-dash="Dash_20_2" svg:stroke-width="0.026cm" svg:stroke-color="#164c6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>
      <style:graphic-properties draw:stroke="solid" svg:stroke-width="0.141cm" svg:stroke-color="#164c6c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Mgr9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>
      <style:graphic-properties draw:stroke="dash" draw:stroke-dash="Dash_20_3" svg:stroke-width="0.032cm" svg:stroke-color="#164c6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none" draw:fill="solid" draw:fill-color="#f07f09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>
      <style:graphic-properties draw:stroke="dash" draw:stroke-dash="Dash_20_2" svg:stroke-width="0.026cm" svg:stroke-color="#32323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solid" draw:fill-color="#f07f0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4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2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18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23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4" style:family="presentation" style:parent-style-name="Title3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25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6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7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8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9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7cm" fo:min-width="0cm" fo:padding-top="0.13cm" fo:padding-bottom="0.13cm" fo:padding-left="0.25cm" fo:padding-right="0.25cm" fo:wrap-option="wrap" draw:shadow="hidden"/>
    </style:style>
    <style:style style:name="Mpr3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31" style:family="presentation" style:parent-style-name="Title4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32" style:family="presentation" style:parent-style-name="Title4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3" style:family="presentation" style:parent-style-name="Title4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4" style:family="presentation" style:parent-style-name="Title4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5" style:family="presentation" style:parent-style-name="Title4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7cm" fo:min-width="0cm" fo:padding-top="0.13cm" fo:padding-bottom="0.13cm" fo:padding-left="0.25cm" fo:padding-right="0.25cm" fo:wrap-option="wrap" draw:shadow="hidden"/>
    </style:style>
    <style:style style:name="Mpr38" style:family="presentation" style:parent-style-name="Title5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39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0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1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2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45" style:family="presentation" style:parent-style-name="Title6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7cm" fo:min-width="0cm" fo:padding-top="0.13cm" fo:padding-bottom="0.13cm" fo:padding-left="0.127cm" fo:padding-right="0.127cm" fo:wrap-option="wrap" draw:shadow="hidden"/>
    </style:style>
    <style:style style:name="Mpr46" style:family="presentation" style:parent-style-name="Title6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7" style:family="presentation" style:parent-style-name="Title6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8" style:family="presentation" style:parent-style-name="Title6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9" style:family="presentation" style:parent-style-name="Title6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0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51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52" style:family="presentation" style:parent-style-name="Title7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53" style:family="presentation" style:parent-style-name="Title7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4" style:family="presentation" style:parent-style-name="Title7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5" style:family="presentation" style:parent-style-name="Title7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6" style:family="presentation" style:parent-style-name="Title7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7" style:family="presentation" style:parent-style-name="Title8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58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59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60" style:family="presentation" style:parent-style-name="Title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1" style:family="presentation" style:parent-style-name="Title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2" style:family="presentation" style:parent-style-name="Title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3" style:family="presentation" style:parent-style-name="Title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4" style:family="presentation" style:parent-style-name="Title9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65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66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67" style:family="presentation" style:parent-style-name="Title9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8" style:family="presentation" style:parent-style-name="Title9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9" style:family="presentation" style:parent-style-name="Title9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0" style:family="presentation" style:parent-style-name="Title9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1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2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73" style:family="presentation" style:parent-style-name="Title10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74" style:family="presentation" style:parent-style-name="Title10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5" style:family="presentation" style:parent-style-name="Title10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6" style:family="presentation" style:parent-style-name="Title10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7" style:family="presentation" style:parent-style-name="Title10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8" style:family="presentation" style:parent-style-name="Title1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3cm" fo:padding-bottom="0.13cm" fo:padding-left="0.127cm" fo:padding-right="0.127cm" fo:wrap-option="wrap" draw:shadow="hidden"/>
    </style:style>
    <style:style style:name="Mpr79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80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3cm" fo:padding-bottom="0.13cm" fo:padding-left="0.25cm" fo:padding-right="0.25cm" fo:wrap-option="wrap" draw:shadow="hidden"/>
    </style:style>
    <style:style style:name="Mpr81" style:family="presentation" style:parent-style-name="Title1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2" style:family="presentation" style:parent-style-name="Title1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3" style:family="presentation" style:parent-style-name="Title1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4" style:family="presentation" style:parent-style-name="Title1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language="en" fo:country="US" style:font-size-asian="14pt" style:font-size-complex="14pt"/>
    </style:style>
    <style:style style:name="MT3" style:family="text">
      <style:text-properties fo:color="#164c6c" fo:font-size="16pt" fo:language="en" fo:country="US" style:font-size-asian="16pt" style:font-size-complex="16pt"/>
    </style:style>
    <style:style style:name="MT4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5" style:family="text">
      <style:text-properties fo:color="#ffffff" fo:font-size="16pt" fo:language="en" fo:country="US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164c6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16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6" draw:layer="backgroundobjects" svg:width="9.948cm" svg:height="1.02cm" svg:x="0.847cm" svg:y="17.805cm" presentation:class="footer">
        <draw:text-box>
          <text:p/>
        </draw:text-box>
      </draw:frame>
      <draw:custom-shape draw:name="Rectangle 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7" draw:layer="backgroundobjects" svg:x1="0.423cm" svg:y1="3.545cm" svg:x2="24.959cm" svg:y2="3.545cm">
        <text:p/>
      </draw:line>
      <draw:custom-shape draw:name="Oval 11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" draw:text-style-name="MP9" draw:layer="backgroundobjects" svg:width="1.27cm" svg:height="1.227cm" svg:x="12.065cm" svg:y="2.888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3.707cm" svg:height="2.109cm" svg:x="0.837cm" svg:y="0.634cm" presentation:class="title" presentation:placeholder="true">
        <draw:text-box/>
      </draw:frame>
      <draw:frame presentation:style-name="Default-outline1" draw:layer="backgroundobjects" svg:width="23.707cm" svg:height="12.573cm" svg:x="0.837cm" svg:y="4.232cm" presentation:class="outline" presentation:placeholder="true">
        <draw:text-box/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4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custom-shape draw:name="Rectangle 19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0" draw:style-name="Mgr3" draw:text-style-name="MP3" draw:layer="backgroundobjects" svg:width="0.423cm" svg:height="19.05cm" svg:x="24.977cm" svg:y="0.009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25.4cm" svg:height="6.985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4" draw:text-style-name="MP3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line draw:name="Straight Connector 25" draw:style-name="Mgr10" draw:text-style-name="MP7" draw:layer="backgroundobjects" svg:x1="0.432cm" svg:y1="6.72cm" svg:x2="24.968cm" svg:y2="6.72cm">
        <text:p/>
      </draw:line>
      <draw:custom-shape draw:name="Rectangle 26" draw:style-name="Mgr5" draw:text-style-name="MP3" draw:layer="backgroundobjects" svg:width="24.536cm" svg:height="18.186cm" svg:x="0.423cm" svg:y="0.423cm">
        <text:p/>
        <draw:enhanced-geometry svg:viewBox="0 0 21600 21600" draw:type="rectangle" draw:enhanced-path="M 0 0 L 21600 0 21600 21600 0 21600 0 0 Z N"/>
      </draw:custom-shape>
      <draw:custom-shape draw:name="Oval 27" draw:style-name="Mgr7" draw:text-style-name="MP3" draw:layer="backgroundobjects" svg:width="1.694cm" svg:height="1.693cm" svg:x="11.853cm" svg:y="5.8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8" draw:style-name="Mgr8" draw:text-style-name="MP3" draw:layer="backgroundobjects" svg:width="1.164cm" svg:height="1.169cm" svg:x="12.118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title" draw:layer="backgroundobjects" svg:width="23.707cm" svg:height="2.109cm" svg:x="0.837cm" svg:y="0.634cm" presentation:class="title" presentation:placeholder="true">
        <draw:text-box/>
      </draw:frame>
      <draw:frame presentation:style-name="Title1-outline1" draw:layer="backgroundobjects" svg:width="23.707cm" svg:height="12.573cm" svg:x="0.837cm" svg:y="4.232cm" presentation:class="outline" presentation:placeholder="true">
        <draw:text-box/>
      </draw:frame>
      <draw:frame presentation:style-name="Mpr8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9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10" draw:text-style-name="MP9" draw:layer="backgroundobjects" svg:width="1.27cm" svg:height="1.227cm" svg:x="12.065cm" svg:y="6.107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1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4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custom-shape draw:name="Rectangle 16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7" draw:layer="backgroundobjects" svg:x1="0.423cm" svg:y1="3.545cm" svg:x2="24.959cm" svg:y2="3.545cm">
        <text:p/>
      </draw:line>
      <draw:custom-shape draw:name="Oval 11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2-title" draw:layer="backgroundobjects" svg:width="23.707cm" svg:height="2.109cm" svg:x="0.837cm" svg:y="0.634cm" presentation:class="title" presentation:placeholder="true">
        <draw:text-box/>
      </draw:frame>
      <draw:frame presentation:style-name="Title2-outline1" draw:layer="backgroundobjects" svg:width="23.707cm" svg:height="12.573cm" svg:x="0.837cm" svg:y="4.232cm" presentation:class="outline" presentation:placeholder="true">
        <draw:text-box/>
      </draw:frame>
      <draw:frame presentation:style-name="Mpr15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17" draw:text-style-name="MP9" draw:layer="backgroundobjects" svg:width="1.27cm" svg:height="1.227cm" svg:x="12.118cm" svg:y="2.853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9" draw:text-style-name="MP10" draw:layer="backgroundobjects" svg:width="19.05cm" svg:height="25.4cm" svg:x="0cm" svg:y="0cm">
          <text:p/>
        </draw:rect>
        <draw:frame presentation:style-name="Mpr18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19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20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1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name="Rectangle 19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0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0.423cm" svg:height="19.05cm" svg:x="24.977cm" svg:y="0.053cm">
        <text:p/>
        <draw:enhanced-geometry svg:viewBox="0 0 21600 21600" draw:type="rectangle" draw:enhanced-path="M 0 0 L 21600 0 21600 21600 0 21600 0 0 Z N"/>
      </draw:custom-shape>
      <draw:custom-shape draw:name="Rectangle 24" draw:style-name="Mgr3" draw:text-style-name="MP3" draw:layer="backgroundobjects" svg:width="24.536cm" svg:height="0.847cm" svg:x="0.423cm" svg:y="6.35cm">
        <text:p/>
        <draw:enhanced-geometry svg:viewBox="0 0 21600 21600" draw:type="rectangle" draw:enhanced-path="M 0 0 L 21600 0 21600 21600 0 21600 0 0 Z N"/>
      </draw:custom-shape>
      <draw:custom-shape draw:name="Rectangle 25" draw:style-name="Mgr11" draw:text-style-name="MP3" draw:layer="backgroundobjects" svg:width="24.536cm" svg:height="5.944cm" svg:x="0.432cm" svg:y="0.397cm">
        <text:p/>
        <draw:enhanced-geometry svg:viewBox="0 0 21600 21600" draw:type="rectangle" draw:enhanced-path="M 0 0 L 21600 0 21600 21600 0 21600 0 0 Z N"/>
      </draw:custom-shape>
      <draw:custom-shape draw:name="Rectangle 26" draw:style-name="Mgr4" draw:text-style-name="MP3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27" draw:style-name="Mgr5" draw:text-style-name="MP3" draw:layer="backgroundobjects" svg:width="24.536cm" svg:height="18.186cm" svg:x="0.423cm" svg:y="0.423cm">
        <text:p/>
        <draw:enhanced-geometry svg:viewBox="0 0 21600 21600" draw:type="rectangle" draw:enhanced-path="M 0 0 L 21600 0 21600 21600 0 21600 0 0 Z N"/>
      </draw:custom-shape>
      <draw:line draw:name="Straight Connector 28" draw:style-name="Mgr10" draw:text-style-name="MP7" draw:layer="backgroundobjects" svg:x1="0.423cm" svg:y1="6.773cm" svg:x2="24.959cm" svg:y2="6.773cm">
        <text:p/>
      </draw:line>
      <draw:custom-shape draw:name="Oval 29" draw:style-name="Mgr7" draw:text-style-name="MP3" draw:layer="backgroundobjects" svg:width="1.694cm" svg:height="1.693cm" svg:x="11.853cm" svg:y="5.8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0" draw:style-name="Mgr8" draw:text-style-name="MP3" draw:layer="backgroundobjects" svg:width="1.164cm" svg:height="1.169cm" svg:x="12.118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3-title" draw:layer="backgroundobjects" svg:width="23.707cm" svg:height="2.109cm" svg:x="0.837cm" svg:y="0.634cm" presentation:class="title" presentation:placeholder="true">
        <draw:text-box/>
      </draw:frame>
      <draw:frame presentation:style-name="Title3-outline1" draw:layer="backgroundobjects" svg:width="23.707cm" svg:height="12.573cm" svg:x="0.837cm" svg:y="4.232cm" presentation:class="outline" presentation:placeholder="true">
        <draw:text-box/>
      </draw:frame>
      <draw:frame presentation:style-name="Mpr22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23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24" draw:text-style-name="MP9" draw:layer="backgroundobjects" svg:width="1.27cm" svg:height="1.227cm" svg:x="12.065cm" svg:y="6.107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25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26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27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office:forms form:automatic-focus="false" form:apply-design-mode="false"/>
      <draw:custom-shape draw:name="Rectangle 16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7" draw:layer="backgroundobjects" svg:x1="0.423cm" svg:y1="3.545cm" svg:x2="24.959cm" svg:y2="3.545cm">
        <text:p/>
      </draw:line>
      <draw:custom-shape draw:name="Oval 11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name="Straight Connector 19" draw:style-name="Mgr12" draw:text-style-name="MP7" draw:layer="backgroundobjects" svg:x1="12.674cm" svg:y1="17.761cm" svg:x2="12.7cm" svg:y2="4.378cm">
        <text:p/>
      </draw:line>
      <draw:frame presentation:style-name="Title4-title" draw:layer="backgroundobjects" svg:width="23.707cm" svg:height="2.109cm" svg:x="0.837cm" svg:y="0.634cm" presentation:class="title" presentation:placeholder="true">
        <draw:text-box/>
      </draw:frame>
      <draw:frame presentation:style-name="Title4-outline1" draw:layer="backgroundobjects" svg:width="23.707cm" svg:height="12.573cm" svg:x="0.837cm" svg:y="4.232cm" presentation:class="outline" presentation:placeholder="true">
        <draw:text-box/>
      </draw:frame>
      <draw:frame presentation:style-name="Mpr29" draw:text-style-name="MP5" draw:layer="backgroundobjects" svg:width="8.458cm" svg:height="1.016cm" svg:x="16.087cm" svg:y="17.805cm" presentation:class="date-time">
        <draw:text-box>
          <text:p text:style-name="MP4"><text:span text:style-name="MT2"><presentation:date-time/></text:span></text:p>
        </draw:text-box>
      </draw:frame>
      <draw:frame presentation:style-name="Mpr30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31" draw:text-style-name="MP9" draw:layer="backgroundobjects" svg:width="1.27cm" svg:height="1.227cm" svg:x="12.065cm" svg:y="2.888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32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33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34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5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line draw:name="Straight Connector 19" draw:style-name="Mgr12" draw:text-style-name="MP7" draw:layer="backgroundobjects" svg:x1="12.7cm" svg:y1="17.744cm" svg:x2="12.7cm" svg:y2="6.111cm">
        <text:p/>
      </draw:line>
      <draw:custom-shape draw:name="Rectangle 20" draw:style-name="Mgr3" draw:text-style-name="MP3" draw:layer="backgroundobjects" svg:width="25.4cm" svg:height="4.022cm" svg:x="0cm" svg:y="0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25" draw:style-name="Mgr13" draw:text-style-name="MP3" draw:layer="backgroundobjects" svg:width="24.536cm" svg:height="2.54cm" svg:x="0.423cm" svg:y="3.81cm">
        <text:p/>
        <draw:enhanced-geometry svg:viewBox="0 0 21600 21600" draw:type="rectangle" draw:enhanced-path="M 0 0 L 21600 0 21600 21600 0 21600 0 0 Z N"/>
      </draw:custom-shape>
      <draw:custom-shape draw:name="Rectangle 26" draw:style-name="Mgr4" draw:text-style-name="MP3" draw:layer="backgroundobjects" svg:width="24.535cm" svg:height="0.864cm" svg:x="0.406cm" svg:y="17.754cm">
        <text:p/>
        <draw:enhanced-geometry svg:viewBox="0 0 21600 21600" draw:type="rectangle" draw:enhanced-path="M 0 0 L 21600 0 21600 21600 0 21600 0 0 Z N"/>
      </draw:custom-shape>
      <draw:line draw:name="Straight Connector 27" draw:style-name="Mgr10" draw:text-style-name="MP7" draw:layer="backgroundobjects" svg:x1="0.423cm" svg:y1="3.554cm" svg:x2="24.959cm" svg:y2="3.554cm">
        <text:p/>
      </draw:line>
      <draw:custom-shape draw:name="Rectangle 28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custom-shape draw:name="Oval 29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30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5-title" draw:layer="backgroundobjects" svg:width="23.707cm" svg:height="2.109cm" svg:x="0.837cm" svg:y="0.634cm" presentation:class="title" presentation:placeholder="true">
        <draw:text-box/>
      </draw:frame>
      <draw:frame presentation:style-name="Title5-outline1" draw:layer="backgroundobjects" svg:width="23.707cm" svg:height="12.573cm" svg:x="0.837cm" svg:y="4.232cm" presentation:class="outline" presentation:placeholder="true">
        <draw:text-box/>
      </draw:frame>
      <draw:frame presentation:style-name="Mpr36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37" draw:text-style-name="MP6" draw:layer="backgroundobjects" svg:width="9.948cm" svg:height="1.016cm" svg:x="0.847cm" svg:y="17.805cm" presentation:class="footer">
        <draw:text-box>
          <text:p/>
        </draw:text-box>
      </draw:frame>
      <draw:frame presentation:style-name="Mpr38" draw:text-style-name="MP9" draw:layer="backgroundobjects" svg:width="1.27cm" svg:height="1.227cm" svg:x="12.065cm" svg:y="2.897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39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40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Mpr41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2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name="Rectangle 16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7" draw:layer="backgroundobjects" svg:x1="0.423cm" svg:y1="3.545cm" svg:x2="24.959cm" svg:y2="3.545cm">
        <text:p/>
      </draw:line>
      <draw:custom-shape draw:name="Oval 11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6-title" draw:layer="backgroundobjects" svg:width="23.707cm" svg:height="2.109cm" svg:x="0.837cm" svg:y="0.634cm" presentation:class="title" presentation:placeholder="true">
        <draw:text-box/>
      </draw:frame>
      <draw:frame presentation:style-name="Title6-outline1" draw:layer="backgroundobjects" svg:width="23.707cm" svg:height="12.573cm" svg:x="0.837cm" svg:y="4.232cm" presentation:class="outline" presentation:placeholder="true">
        <draw:text-box/>
      </draw:frame>
      <draw:frame presentation:style-name="Mpr43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44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45" draw:text-style-name="MP9" draw:layer="backgroundobjects" svg:width="1.27cm" svg:height="1.226cm" svg:x="12.065cm" svg:y="2.878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46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47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6-title" draw:layer="backgroundobjects" svg:width="12.7cm" svg:height="9.526cm" svg:x="3.175cm" svg:y="1.904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Mpr48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9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custom-shape draw:name="Rectangle 19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0" draw:style-name="Mgr3" draw:text-style-name="MP3" draw:layer="backgroundobjects" svg:width="25.4cm" svg:height="0.432cm" svg:x="0cm" svg:y="0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4" draw:text-style-name="MP3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25" draw:style-name="Mgr5" draw:text-style-name="MP3" draw:layer="backgroundobjects" svg:width="24.536cm" svg:height="18.186cm" svg:x="0.423cm" svg:y="0.441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3.707cm" svg:height="2.109cm" svg:x="0.837cm" svg:y="0.634cm" presentation:class="title" presentation:placeholder="true">
        <draw:text-box/>
      </draw:frame>
      <draw:frame presentation:style-name="Title7-outline1" draw:layer="backgroundobjects" svg:width="23.707cm" svg:height="12.573cm" svg:x="0.837cm" svg:y="4.232cm" presentation:class="outline" presentation:placeholder="true">
        <draw:text-box/>
      </draw:frame>
      <draw:frame presentation:style-name="Mpr50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51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52" draw:text-style-name="MP9" draw:layer="backgroundobjects" svg:width="1.694cm" svg:height="1.227cm" svg:x="11.853cm" svg:y="17.568cm" presentation:class="page-number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53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54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Mpr55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6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name="Rectangle 19" draw:style-name="Mgr4" draw:text-style-name="MP3" draw:layer="backgroundobjects" svg:width="24.536cm" svg:height="0.847cm" svg:x="0.423cm" svg:y="0.423cm">
        <text:p/>
        <draw:enhanced-geometry svg:viewBox="0 0 21600 21600" draw:type="rectangle" draw:enhanced-path="M 0 0 L 21600 0 21600 21600 0 21600 0 0 Z N"/>
      </draw:custom-shape>
      <draw:custom-shape draw:name="Rectangle 20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25.4cm" svg:height="0.331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5" draw:style-name="Mgr13" draw:text-style-name="MP3" draw:layer="backgroundobjects" svg:width="7.62cm" svg:height="16.299cm" svg:x="0.423cm" svg:y="1.693cm">
        <text:p/>
        <draw:enhanced-geometry svg:viewBox="0 0 21600 21600" draw:type="rectangle" draw:enhanced-path="M 0 0 L 21600 0 21600 21600 0 21600 0 0 Z N"/>
      </draw:custom-shape>
      <draw:custom-shape draw:name="Rectangle 26" draw:style-name="Mgr5" draw:text-style-name="MP3" draw:layer="backgroundobjects" svg:width="24.536cm" svg:height="18.186cm" svg:x="0.423cm" svg:y="0.423cm">
        <text:p/>
        <draw:enhanced-geometry svg:viewBox="0 0 21600 21600" draw:type="rectangle" draw:enhanced-path="M 0 0 L 21600 0 21600 21600 0 21600 0 0 Z N"/>
      </draw:custom-shape>
      <draw:line draw:name="Straight Connector 27" draw:style-name="Mgr10" draw:text-style-name="MP7" draw:layer="backgroundobjects" svg:x1="0.423cm" svg:y1="1.482cm" svg:x2="24.959cm" svg:y2="1.482cm">
        <text:p/>
      </draw:line>
      <draw:custom-shape draw:name="Oval 28" draw:style-name="Mgr7" draw:text-style-name="MP3" draw:layer="backgroundobjects" svg:width="1.694cm" svg:height="1.693cm" svg:x="3.598cm" svg:y="0.6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9" draw:style-name="Mgr8" draw:text-style-name="MP3" draw:layer="backgroundobjects" svg:width="1.164cm" svg:height="1.164cm" svg:x="3.863cm" svg:y="0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30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3.707cm" svg:height="2.109cm" svg:x="0.837cm" svg:y="0.634cm" presentation:class="title" presentation:placeholder="true">
        <draw:text-box/>
      </draw:frame>
      <draw:frame presentation:style-name="Title8-outline1" draw:layer="backgroundobjects" svg:width="23.707cm" svg:height="12.573cm" svg:x="0.837cm" svg:y="4.232cm" presentation:class="outline" presentation:placeholder="true">
        <draw:text-box/>
      </draw:frame>
      <draw:frame presentation:style-name="Mpr57" draw:text-style-name="MP9" draw:layer="backgroundobjects" svg:width="1.27cm" svg:height="1.227cm" svg:x="3.81cm" svg:y="0.869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58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59" draw:text-style-name="MP6" draw:layer="backgroundobjects" svg:width="9.397cm" svg:height="1.02cm" svg:x="0.837cm" svg:y="17.805cm" presentation:class="footer">
        <draw:text-box>
          <text:p/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60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61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8-title" draw:layer="backgroundobjects" svg:width="12.7cm" svg:height="9.526cm" svg:x="3.175cm" svg:y="1.904cm" presentation:class="page"/>
        <draw:frame presentation:style-name="Title8-notes" draw:layer="backgroundobjects" svg:width="15.24cm" svg:height="11.431cm" svg:x="1.905cm" svg:y="12.065cm" presentation:class="notes" presentation:placeholder="true">
          <draw:text-box/>
        </draw:frame>
        <draw:frame presentation:style-name="Mpr62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3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line draw:name="Straight Connector 19" draw:style-name="Mgr10" draw:text-style-name="MP7" draw:layer="backgroundobjects" svg:x1="0.423cm" svg:y1="1.482cm" svg:x2="24.959cm" svg:y2="1.482cm">
        <text:p/>
      </draw:line>
      <draw:custom-shape draw:name="Rectangle 20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5" draw:style-name="Mgr4" draw:text-style-name="MP3" draw:layer="backgroundobjects" svg:width="24.536cm" svg:height="0.838cm" svg:x="0.423cm" svg:y="0.423cm">
        <text:p/>
        <draw:enhanced-geometry svg:viewBox="0 0 21600 21600" draw:type="rectangle" draw:enhanced-path="M 0 0 L 21600 0 21600 21600 0 21600 0 0 Z N"/>
      </draw:custom-shape>
      <draw:custom-shape draw:name="Rectangle 26" draw:style-name="Mgr13" draw:text-style-name="MP3" draw:layer="backgroundobjects" svg:width="7.62cm" svg:height="16.299cm" svg:x="0.423cm" svg:y="1.693cm">
        <text:p/>
        <draw:enhanced-geometry svg:viewBox="0 0 21600 21600" draw:type="rectangle" draw:enhanced-path="M 0 0 L 21600 0 21600 21600 0 21600 0 0 Z N"/>
      </draw:custom-shape>
      <draw:custom-shape draw:name="Rectangle 2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custom-shape draw:name="Oval 28" draw:style-name="Mgr7" draw:text-style-name="MP3" draw:layer="backgroundobjects" svg:width="1.694cm" svg:height="1.693cm" svg:x="3.598cm" svg:y="0.6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9" draw:style-name="Mgr8" draw:text-style-name="MP3" draw:layer="backgroundobjects" svg:width="1.164cm" svg:height="1.164cm" svg:x="3.863cm" svg:y="0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30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3.707cm" svg:height="2.109cm" svg:x="0.837cm" svg:y="0.634cm" presentation:class="title" presentation:placeholder="true">
        <draw:text-box/>
      </draw:frame>
      <draw:frame presentation:style-name="Title9-outline1" draw:layer="backgroundobjects" svg:width="23.707cm" svg:height="12.573cm" svg:x="0.837cm" svg:y="4.232cm" presentation:class="outline" presentation:placeholder="true">
        <draw:text-box/>
      </draw:frame>
      <draw:frame presentation:style-name="Mpr64" draw:text-style-name="MP9" draw:layer="backgroundobjects" svg:width="1.27cm" svg:height="1.227cm" svg:x="3.81cm" svg:y="0.869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65" draw:text-style-name="MP5" draw:layer="backgroundobjects" svg:width="8.458cm" svg:height="1.015cm" svg:x="16.078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66" draw:text-style-name="MP6" draw:layer="backgroundobjects" svg:width="9.957cm" svg:height="1.02cm" svg:x="0.837cm" svg:y="17.805cm" presentation:class="footer">
        <draw:text-box>
          <text:p/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67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68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9-title" draw:layer="backgroundobjects" svg:width="12.7cm" svg:height="9.526cm" svg:x="3.175cm" svg:y="1.904cm" presentation:class="page"/>
        <draw:frame presentation:style-name="Title9-notes" draw:layer="backgroundobjects" svg:width="15.24cm" svg:height="11.431cm" svg:x="1.905cm" svg:y="12.065cm" presentation:class="notes" presentation:placeholder="true">
          <draw:text-box/>
        </draw:frame>
        <draw:frame presentation:style-name="Mpr69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0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10" style:page-layout-name="PM1" draw:style-name="Mdp2">
      <office:forms form:automatic-focus="false" form:apply-design-mode="false"/>
      <draw:custom-shape draw:name="Rectangle 16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4cm" svg:height="3.872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3cm" svg:height="19.05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6cm" svg:x="0.415cm" svg:y="17.74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7" draw:layer="backgroundobjects" svg:x1="0.423cm" svg:y1="3.545cm" svg:x2="24.959cm" svg:y2="3.545cm">
        <text:p/>
      </draw:line>
      <draw:custom-shape draw:name="Oval 11" draw:style-name="Mgr7" draw:text-style-name="MP3" draw:layer="backgroundobjects" svg:width="1.694cm" svg:height="1.693cm" svg:x="11.853cm" svg:y="2.6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4cm" svg:height="1.169cm" svg:x="12.118cm" svg:y="2.9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0-title" draw:layer="backgroundobjects" svg:width="23.707cm" svg:height="2.109cm" svg:x="0.837cm" svg:y="0.634cm" presentation:class="title" presentation:placeholder="true">
        <draw:text-box/>
      </draw:frame>
      <draw:frame presentation:style-name="Title10-outline1" draw:layer="backgroundobjects" svg:width="23.707cm" svg:height="12.573cm" svg:x="0.837cm" svg:y="4.232cm" presentation:class="outline" presentation:placeholder="true">
        <draw:text-box/>
      </draw:frame>
      <draw:frame presentation:style-name="Mpr71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72" draw:text-style-name="MP6" draw:layer="backgroundobjects" svg:width="9.948cm" svg:height="1.02cm" svg:x="0.847cm" svg:y="17.805cm" presentation:class="footer">
        <draw:text-box>
          <text:p/>
        </draw:text-box>
      </draw:frame>
      <draw:frame presentation:style-name="Mpr73" draw:text-style-name="MP9" draw:layer="backgroundobjects" svg:width="1.27cm" svg:height="1.227cm" svg:x="12.065cm" svg:y="2.888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74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75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10-title" draw:layer="backgroundobjects" svg:width="12.7cm" svg:height="9.526cm" svg:x="3.175cm" svg:y="1.904cm" presentation:class="page"/>
        <draw:frame presentation:style-name="Title10-notes" draw:layer="backgroundobjects" svg:width="15.24cm" svg:height="11.431cm" svg:x="1.905cm" svg:y="12.065cm" presentation:class="notes" presentation:placeholder="true">
          <draw:text-box/>
        </draw:frame>
        <draw:frame presentation:style-name="Mpr76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7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11" style:page-layout-name="PM1" draw:style-name="Mdp2">
      <office:forms form:automatic-focus="false" form:apply-design-mode="false"/>
      <draw:custom-shape draw:name="Rectangle 19" draw:style-name="Mgr3" draw:text-style-name="MP3" draw:layer="backgroundobjects" svg:width="25.4cm" svg:height="0.423cm" svg:x="0cm" svg:y="18.627cm">
        <text:p/>
        <draw:enhanced-geometry svg:viewBox="0 0 21600 21600" draw:type="rectangle" draw:enhanced-path="M 0 0 L 21600 0 21600 21600 0 21600 0 0 Z N"/>
      </draw:custom-shape>
      <draw:custom-shape draw:name="Rectangle 20" draw:style-name="Mgr3" draw:text-style-name="MP3" draw:layer="backgroundobjects" svg:width="5.927cm" svg:height="19.05cm" svg:x="19.473cm" svg:y="0cm">
        <text:p/>
        <draw:enhanced-geometry svg:viewBox="0 0 21600 21600" draw:type="rectangle" draw:enhanced-path="M 0 0 L 21600 0 21600 21600 0 21600 0 0 Z N"/>
      </draw:custom-shape>
      <draw:custom-shape draw:name="Rectangle 21" draw:style-name="Mgr3" draw:text-style-name="MP3" draw:layer="backgroundobjects" svg:width="25.4cm" svg:height="0.432cm" svg:x="0cm" svg:y="0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0.423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24" draw:style-name="Mgr4" draw:text-style-name="MP3" draw:layer="backgroundobjects" svg:width="24.535cm" svg:height="0.859cm" svg:x="0.406cm" svg:y="17.754cm">
        <text:p/>
        <draw:enhanced-geometry svg:viewBox="0 0 21600 21600" draw:type="rectangle" draw:enhanced-path="M 0 0 L 21600 0 21600 21600 0 21600 0 0 Z N"/>
      </draw:custom-shape>
      <draw:custom-shape draw:name="Rectangle 25" draw:style-name="Mgr5" draw:text-style-name="MP3" draw:layer="backgroundobjects" svg:width="24.536cm" svg:height="18.186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26" draw:style-name="Mgr6" draw:text-style-name="MP7" draw:layer="backgroundobjects" svg:x1="19.844cm" svg:y1="0.432cm" svg:x2="19.844cm" svg:y2="17.78cm">
        <text:p/>
      </draw:line>
      <draw:custom-shape draw:name="Oval 27" draw:style-name="Mgr7" draw:text-style-name="MP3" draw:layer="backgroundobjects" svg:width="1.693cm" svg:height="1.693cm" svg:x="18.997cm" svg:y="8.1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28" draw:style-name="Mgr8" draw:text-style-name="MP3" draw:layer="backgroundobjects" svg:width="1.168cm" svg:height="1.164cm" svg:x="19.262cm" svg:y="8.39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1-title" draw:layer="backgroundobjects" svg:width="23.707cm" svg:height="2.109cm" svg:x="0.837cm" svg:y="0.634cm" presentation:class="title" presentation:placeholder="true">
        <draw:text-box/>
      </draw:frame>
      <draw:frame presentation:style-name="Title11-outline1" draw:layer="backgroundobjects" svg:width="23.707cm" svg:height="12.573cm" svg:x="0.837cm" svg:y="4.232cm" presentation:class="outline" presentation:placeholder="true">
        <draw:text-box/>
      </draw:frame>
      <draw:frame presentation:style-name="Mpr78" draw:text-style-name="MP9" draw:layer="backgroundobjects" svg:width="1.27cm" svg:height="1.227cm" svg:x="19.209cm" svg:y="8.36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79" draw:text-style-name="MP5" draw:layer="backgroundobjects" svg:width="8.458cm" svg:height="1.015cm" svg:x="16.087cm" svg:y="17.793cm" presentation:class="date-time">
        <draw:text-box>
          <text:p text:style-name="MP4"><text:span text:style-name="MT2"><presentation:date-time/></text:span></text:p>
        </draw:text-box>
      </draw:frame>
      <draw:frame presentation:style-name="Mpr80" draw:text-style-name="MP6" draw:layer="backgroundobjects" svg:width="9.948cm" svg:height="1.02cm" svg:x="0.847cm" svg:y="17.805cm" presentation:class="footer">
        <draw:text-box>
          <text:p/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81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82" draw:text-style-name="MP13" draw:layer="backgroundobjects" svg:width="8.255cm" svg:height="1.271cm" svg:x="10.79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Title11-title" draw:layer="backgroundobjects" svg:width="12.7cm" svg:height="9.526cm" svg:x="3.175cm" svg:y="1.904cm" presentation:class="page"/>
        <draw:frame presentation:style-name="Title11-notes" draw:layer="backgroundobjects" svg:width="15.24cm" svg:height="11.431cm" svg:x="1.905cm" svg:y="12.065cm" presentation:class="notes" presentation:placeholder="true">
          <draw:text-box/>
        </draw:frame>
        <draw:frame presentation:style-name="Mpr83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4" draw:text-style-name="MP13" draw:layer="backgroundobjects" svg:width="8.255cm" svg:height="1.271cm" svg:x="10.79cm" svg:y="24.12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Matlab</dc:title>
    <meta:initial-creator>Hadar Levi Aharoni</meta:initial-creator>
    <meta:creation-date>2009-11-13T22:22:19</meta:creation-date>
    <dc:creator>Aharoni </dc:creator>
    <dc:date>2009-12-22T00:03:56</dc:date>
    <meta:editing-cycles>291</meta:editing-cycles>
    <meta:editing-duration>PT164H08M33S</meta:editing-duration>
    <meta:generator>OpenOffice.org/3.1$Linux OpenOffice.org_project/310m19$Build-9420</meta:generator>
    <meta:document-statistic meta:object-count="517"/>
  </office:meta>
</office:document-meta>
</file>